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797"/>
    </style:style>
    <style:style style:name="P4" style:family="paragraph" style:parent-style-name="Heading_20_2">
      <style:text-properties officeooo:paragraph-rsid="000de797"/>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style:master-page-name="">
      <loext:graphic-properties draw:fill-hatch-name="hatch"/>
      <style:paragraph-properties style:page-number="auto"/>
      <style:text-properties officeooo:paragraph-rsid="000de797"/>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0de797"/>
    </style:style>
    <style:style style:name="P9" style:family="paragraph" style:parent-style-name="Code_20_Box_20_2" style:master-page-name="">
      <loext:graphic-properties draw:fill-hatch-name="hatch"/>
      <style:paragraph-properties style:page-number="auto" fo:keep-with-next="auto"/>
      <style:text-properties officeooo:paragraph-rsid="000de797"/>
    </style:style>
    <style:style style:name="P10" style:family="paragraph" style:parent-style-name="Code_20_Box_20_2">
      <style:paragraph-properties fo:text-align="start" style:justify-single-word="false"/>
      <style:text-properties officeooo:paragraph-rsid="000de797"/>
    </style:style>
    <style:style style:name="P11" style:family="paragraph" style:parent-style-name="Heading_20_4">
      <style:paragraph-properties fo:margin-top="0cm" fo:margin-bottom="0.499cm" style:contextual-spacing="false"/>
      <style:text-properties officeooo:paragraph-rsid="000de797"/>
    </style:style>
    <style:style style:name="P12"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3" style:family="paragraph">
      <style:paragraph-properties fo:margin-top="0cm" fo:margin-bottom="0.499cm"/>
    </style:style>
    <style:style style:name="P1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5" style:family="paragraph" style:parent-style-name="Code_20_Box_20_2">
      <style:paragraph-properties fo:margin-top="0cm" fo:margin-bottom="0.6cm" style:contextual-spacing="false"/>
      <style:text-properties officeooo:paragraph-rsid="000de797"/>
    </style:style>
    <style:style style:name="P16" style:family="paragraph" style:parent-style-name="Heading_20_2">
      <style:paragraph-properties fo:margin-top="0.21cm" fo:margin-bottom="0.6cm" style:contextual-spacing="false"/>
      <style:text-properties officeooo:paragraph-rsid="000de797"/>
    </style:style>
    <style:style style:name="P17" style:family="paragraph" style:parent-style-name="Heading_20_3" style:master-page-name="">
      <loext:graphic-properties draw:fill-hatch-name="hatch"/>
      <style:paragraph-properties fo:margin-top="0.21cm" fo:margin-bottom="0.6cm" style:contextual-spacing="false" style:page-number="auto"/>
      <style:text-properties officeooo:paragraph-rsid="000de797"/>
    </style:style>
    <style:style style:name="P18" style:family="paragraph" style:parent-style-name="Text_20_body">
      <style:paragraph-properties fo:margin-top="0cm" fo:margin-bottom="0.499cm" style:contextual-spacing="false"/>
      <style:text-properties officeooo:paragraph-rsid="000de797"/>
    </style:style>
    <style:style style:name="P19" style:family="paragraph" style:parent-style-name="Figure">
      <style:text-properties officeooo:paragraph-rsid="030340f9"/>
    </style:style>
    <style:style style:name="P20" style:family="paragraph" style:parent-style-name="Code_20_Box_20_2" style:master-page-name="">
      <loext:graphic-properties draw:fill-hatch-name="hatch"/>
      <style:paragraph-properties fo:keep-together="always" style:page-number="auto"/>
      <style:text-properties officeooo:paragraph-rsid="000de797"/>
    </style:style>
    <style:style style:name="P21"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0de797"/>
    </style:style>
    <style:style style:name="P22" style:family="paragraph" style:parent-style-name="Code_20_Box_20_2" style:master-page-name="">
      <loext:graphic-properties draw:fill-hatch-name="hatch"/>
      <style:paragraph-properties style:page-number="auto" fo:keep-with-next="always"/>
      <style:text-properties officeooo:paragraph-rsid="000de797"/>
    </style:style>
    <style:style style:name="P23" style:family="paragraph" style:parent-style-name="Code_20_Box_20_2">
      <style:text-properties fo:font-size="11pt" officeooo:paragraph-rsid="000de797" style:font-size-asian="11pt" style:font-size-complex="11pt"/>
    </style:style>
    <style:style style:name="P24" style:family="paragraph" style:parent-style-name="Code_20_Box_20_2">
      <style:paragraph-properties fo:margin-top="0cm" fo:margin-bottom="0.4cm" style:contextual-spacing="false"/>
      <style:text-properties fo:font-size="11pt" officeooo:paragraph-rsid="000de797" style:font-size-asian="11pt" style:font-size-complex="11pt"/>
    </style:style>
    <style:style style:name="P25" style:family="paragraph" style:parent-style-name="Text_20_body">
      <style:paragraph-properties fo:margin-top="0cm" fo:margin-bottom="0.4cm" style:contextual-spacing="false"/>
      <style:text-properties officeooo:paragraph-rsid="000de797"/>
    </style:style>
    <style:style style:name="P26" style:family="paragraph" style:parent-style-name="Code_20_Box_20_2">
      <style:paragraph-properties fo:margin-top="0cm" fo:margin-bottom="0.4cm" style:contextual-spacing="false"/>
      <style:text-properties officeooo:paragraph-rsid="000de797"/>
    </style:style>
    <style:style style:name="P27" style:family="paragraph" style:parent-style-name="Code_20_Box_20_2">
      <loext:graphic-properties draw:fill-hatch-name="hatch"/>
      <style:text-properties officeooo:paragraph-rsid="000de797"/>
    </style:style>
    <style:style style:name="P28"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de797"/>
    </style:style>
    <style:style style:name="P29" style:family="paragraph" style:parent-style-name="Text_20_body" style:master-page-name="">
      <style:paragraph-properties style:page-number="auto"/>
      <style:text-properties officeooo:paragraph-rsid="000de797"/>
    </style:style>
    <style:style style:name="P30" style:family="paragraph">
      <loext:graphic-properties draw:fill="solid" draw:fill-color="#daeafb"/>
      <style:paragraph-properties fo:margin-top="0cm" fo:margin-bottom="0.499cm"/>
      <style:text-properties fo:font-size="12pt" style:font-size-asian="10pt" style:font-size-complex="10pt"/>
    </style:style>
    <style:style style:name="P31" style:family="paragraph" style:parent-style-name="Code_20_Box_20_2" style:master-page-name="">
      <loext:graphic-properties draw:fill-hatch-name="hatch"/>
      <style:paragraph-properties style:page-number="auto"/>
      <style:text-properties officeooo:paragraph-rsid="000de797"/>
    </style:style>
    <style:style style:name="P32" style:family="paragraph" style:parent-style-name="Code_20_Box_20_2">
      <style:text-properties fo:font-size="10pt" officeooo:paragraph-rsid="000de797" style:font-size-asian="10pt" style:font-size-complex="10pt"/>
    </style:style>
    <style:style style:name="P33" style:family="paragraph" style:parent-style-name="Code_20_Box_20_2" style:master-page-name="">
      <loext:graphic-properties draw:fill-hatch-name="hatch"/>
      <style:paragraph-properties style:page-number="auto" fo:keep-with-next="auto"/>
      <style:text-properties fo:font-size="10pt" officeooo:paragraph-rsid="000de797" style:font-size-asian="10pt" style:font-size-complex="10pt"/>
    </style:style>
    <style:style style:name="P34" style:family="paragraph" style:parent-style-name="Code_20_Box_20_2" style:master-page-name="">
      <loext:graphic-properties draw:fill-hatch-name="hatch"/>
      <style:paragraph-properties fo:keep-together="always" style:page-number="auto" fo:keep-with-next="always"/>
      <style:text-properties fo:font-size="10pt" officeooo:paragraph-rsid="000de797" style:font-size-asian="10pt" style:font-size-complex="10pt"/>
    </style:style>
    <style:style style:name="P35" style:family="paragraph" style:parent-style-name="Code_20_Box_20_2">
      <loext:graphic-properties draw:fill-hatch-name="hatch"/>
      <style:text-properties fo:font-size="10pt" officeooo:paragraph-rsid="000de797" style:font-size-asian="10pt" style:font-size-complex="10pt"/>
    </style:style>
    <style:style style:name="P36" style:family="paragraph" style:parent-style-name="Code_20_Box_20_2">
      <loext:graphic-properties draw:fill-hatch-name="hatch"/>
      <style:paragraph-properties fo:keep-together="always" fo:keep-with-next="always"/>
      <style:text-properties fo:font-size="10pt" officeooo:paragraph-rsid="000de797" style:font-size-asian="10pt" style:font-size-complex="10pt"/>
    </style:style>
    <style:style style:name="P37" style:family="paragraph" style:parent-style-name="Code_20_Box_20_2" style:master-page-name="">
      <loext:graphic-properties draw:fill-hatch-name="hatch"/>
      <style:paragraph-properties fo:keep-together="auto" style:page-number="auto" fo:keep-with-next="auto"/>
      <style:text-properties fo:font-size="10pt" officeooo:paragraph-rsid="000de797" style:font-size-asian="10pt" style:font-size-complex="10pt"/>
    </style:style>
    <style:style style:name="P38" style:family="paragraph" style:parent-style-name="Code_20_Box_20_2" style:master-page-name="">
      <loext:graphic-properties draw:fill-hatch-name="hatch"/>
      <style:paragraph-properties fo:keep-together="auto" style:page-number="auto" fo:keep-with-next="auto"/>
      <style:text-properties officeooo:paragraph-rsid="000de797"/>
    </style:style>
    <style:style style:name="P39" style:family="paragraph" style:parent-style-name="Code_20_Box_20_2">
      <loext:graphic-properties draw:fill-hatch-name="hatch"/>
      <style:paragraph-properties fo:keep-together="auto" fo:keep-with-next="auto"/>
      <style:text-properties officeooo:paragraph-rsid="000de797"/>
    </style:style>
    <style:style style:name="P40" style:family="paragraph" style:parent-style-name="Code_20_Box_20_2" style:master-page-name="">
      <loext:graphic-properties draw:fill-gradient-name="gradient" draw:fill-hatch-name="hatch"/>
      <style:paragraph-properties style:page-number="auto" fo:keep-with-next="always"/>
      <style:text-properties officeooo:paragraph-rsid="000de797"/>
    </style:style>
    <style:style style:name="P41" style:family="paragraph" style:parent-style-name="Code_20_Box_20_2">
      <loext:graphic-properties draw:fill-gradient-name="gradient" draw:fill-hatch-name="hatch"/>
      <style:paragraph-properties fo:keep-with-next="always"/>
      <style:text-properties officeooo:paragraph-rsid="000de797"/>
    </style:style>
    <style:style style:name="P42" style:family="paragraph" style:parent-style-name="Code_20_Box_20_2">
      <style:text-properties fo:font-size="9pt" officeooo:paragraph-rsid="000de797" style:font-size-asian="9pt" style:font-size-complex="9pt"/>
    </style:style>
    <style:style style:name="P43"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4"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de797"/>
    </style:style>
    <style:style style:name="P45" style:family="paragraph" style:parent-style-name="Code_20_Box_20_2">
      <style:paragraph-properties fo:margin-top="0cm" fo:margin-bottom="0.499cm" style:contextual-spacing="false"/>
      <style:text-properties officeooo:paragraph-rsid="000de797"/>
    </style:style>
    <style:style style:name="P46" style:family="paragraph" style:parent-style-name="Code_20_Box_20_2" style:master-page-name="">
      <loext:graphic-properties draw:fill-hatch-name="hatch"/>
      <style:paragraph-properties fo:keep-together="always" style:page-number="auto" fo:keep-with-next="auto"/>
      <style:text-properties officeooo:paragraph-rsid="000de797"/>
    </style:style>
    <style:style style:name="P47" style:family="paragraph" style:parent-style-name="Footnote">
      <style:text-properties officeooo:paragraph-rsid="0178bf8e"/>
    </style:style>
    <style:style style:name="P48" style:family="paragraph" style:parent-style-name="Text_20_body" style:list-style-name="L1">
      <style:paragraph-properties fo:margin-top="0cm" fo:margin-bottom="0cm" style:contextual-spacing="false"/>
      <style:text-properties officeooo:paragraph-rsid="000de797"/>
    </style:style>
    <style:style style:name="P49" style:family="paragraph" style:parent-style-name="Text_20_body" style:list-style-name="L1">
      <style:text-properties officeooo:paragraph-rsid="000de797"/>
    </style:style>
    <style:style style:name="P50" style:family="paragraph" style:parent-style-name="Text_20_body_20_indent">
      <style:text-properties officeooo:paragraph-rsid="000de797"/>
    </style:style>
    <style:style style:name="P51" style:family="paragraph" style:parent-style-name="Text_20_body" style:list-style-name="L2">
      <style:paragraph-properties fo:margin-top="0cm" fo:margin-bottom="0cm" style:contextual-spacing="false"/>
      <style:text-properties officeooo:paragraph-rsid="000de797"/>
    </style:style>
    <style:style style:name="P52" style:family="paragraph" style:parent-style-name="Text_20_body" style:list-style-name="L2">
      <style:text-properties officeooo:paragraph-rsid="000de797"/>
    </style:style>
    <style:style style:name="P53" style:family="paragraph" style:parent-style-name="Code_20_Box_20_2" style:master-page-name="">
      <style:paragraph-properties style:page-number="auto"/>
      <style:text-properties fo:font-size="9pt" officeooo:paragraph-rsid="000de797" style:font-size-asian="9pt" style:font-size-complex="9pt"/>
    </style:style>
    <style:style style:name="P54" style:family="paragraph" style:parent-style-name="Code_20_Box_20_2">
      <loext:graphic-properties draw:fill-hatch-name="hatch"/>
      <style:paragraph-properties fo:keep-with-next="auto"/>
      <style:text-properties fo:font-size="9pt" officeooo:paragraph-rsid="000de797" style:font-size-asian="9pt" style:font-size-complex="9pt"/>
    </style:style>
    <style:style style:name="P55" style:family="paragraph" style:parent-style-name="Code_20_Box_20_2" style:master-page-name="">
      <style:paragraph-properties style:page-number="auto"/>
      <style:text-properties officeooo:paragraph-rsid="000de797"/>
    </style:style>
    <style:style style:name="P56" style:family="paragraph" style:parent-style-name="Code_20_Box_20_2">
      <loext:graphic-properties draw:fill-hatch-name="hatch"/>
      <style:paragraph-properties fo:keep-with-next="auto"/>
      <style:text-properties officeooo:paragraph-rsid="000de797"/>
    </style:style>
    <style:style style:name="P57" style:family="paragraph" style:parent-style-name="Code_20_Box_20_2" style:master-page-name="">
      <loext:graphic-properties draw:fill-hatch-name="hatch"/>
      <style:paragraph-properties style:page-number="auto" fo:keep-with-next="auto"/>
      <style:text-properties fo:font-size="9pt" officeooo:paragraph-rsid="000de797" style:font-size-asian="9pt" style:font-size-complex="9pt"/>
    </style:style>
    <style:style style:name="P58" style:family="paragraph" style:parent-style-name="Code_20_Box_20_2" style:master-page-name="">
      <style:paragraph-properties style:page-number="auto"/>
      <style:text-properties fo:font-size="10pt" officeooo:paragraph-rsid="000de797" style:font-size-asian="10pt" style:font-size-complex="10pt"/>
    </style:style>
    <style:style style:name="P59" style:family="paragraph" style:parent-style-name="Code_20_Box_20_2">
      <loext:graphic-properties draw:fill-hatch-name="hatch"/>
      <style:paragraph-properties fo:keep-with-next="auto"/>
      <style:text-properties fo:font-size="10pt" officeooo:paragraph-rsid="000de797" style:font-size-asian="10pt" style:font-size-complex="10pt"/>
    </style:style>
    <style:style style:name="P60" style:family="paragraph" style:parent-style-name="Text_20_body">
      <style:paragraph-properties fo:margin-top="0cm" fo:margin-bottom="0.3cm" style:contextual-spacing="false"/>
      <style:text-properties officeooo:paragraph-rsid="000de797"/>
    </style:style>
    <style:style style:name="P61"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0de797" style:font-size-asian="10pt" style:font-size-complex="10pt"/>
    </style:style>
    <style:style style:name="P62" style:family="paragraph" style:parent-style-name="Text_20_body">
      <style:paragraph-properties fo:margin-top="0cm" fo:margin-bottom="0.4cm" style:contextual-spacing="false"/>
      <style:text-properties fo:font-size="11.5pt" officeooo:paragraph-rsid="000de797" style:font-size-asian="11.5pt" style:font-size-complex="11.5pt"/>
    </style:style>
    <style:style style:name="P63" style:family="paragraph" style:parent-style-name="Heading_20_3" style:master-page-name="">
      <loext:graphic-properties draw:fill-hatch-name="hatch"/>
      <style:paragraph-properties fo:margin-top="0cm" fo:margin-bottom="0.499cm" style:contextual-spacing="false" style:page-number="auto"/>
      <style:text-properties officeooo:paragraph-rsid="000de797"/>
    </style:style>
    <style:style style:name="P64" style:family="paragraph" style:parent-style-name="Text_20_body">
      <style:paragraph-properties fo:margin-top="0cm" fo:margin-bottom="0.6cm" style:contextual-spacing="false"/>
      <style:text-properties officeooo:paragraph-rsid="000de797"/>
    </style:style>
    <style:style style:name="P65" style:family="paragraph" style:parent-style-name="Code_20_Box_20_2">
      <style:text-properties fo:font-size="9.5pt" officeooo:paragraph-rsid="000de797" style:font-size-asian="9.5pt" style:font-size-complex="9.5pt"/>
    </style:style>
    <style:style style:name="P66" style:family="paragraph" style:parent-style-name="Table_20_Contents">
      <style:text-properties officeooo:paragraph-rsid="000de797"/>
    </style:style>
    <style:style style:name="P67" style:family="paragraph" style:parent-style-name="Table_20_Contents">
      <loext:graphic-properties draw:fill-hatch-name="hatch"/>
      <style:paragraph-properties fo:keep-with-next="auto"/>
      <style:text-properties officeooo:paragraph-rsid="000de797"/>
    </style:style>
    <style:style style:name="P68" style:family="paragraph" style:parent-style-name="Code_20_Box_20_2">
      <loext:graphic-properties draw:fill-hatch-name="hatch"/>
      <style:paragraph-properties fo:keep-together="always"/>
      <style:text-properties officeooo:paragraph-rsid="000de797"/>
    </style:style>
    <style:style style:name="P69" style:family="paragraph" style:parent-style-name="Frame_20_contents">
      <style:text-properties officeooo:paragraph-rsid="02ff7c2d"/>
    </style:style>
    <style:style style:name="P7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1" style:family="paragraph" style:parent-style-name="Frame_20_contents">
      <style:paragraph-properties fo:text-align="center" style:justify-single-word="false"/>
      <style:text-properties officeooo:paragraph-rsid="02ff307d"/>
    </style:style>
    <style:style style:name="P72" style:family="paragraph" style:parent-style-name="Frame_20_contents">
      <style:text-properties officeooo:paragraph-rsid="0308ce04"/>
    </style:style>
    <style:style style:name="P73" style:family="paragraph" style:parent-style-name="Frame_20_contents">
      <style:text-properties officeooo:paragraph-rsid="02ff307d"/>
    </style:style>
    <style:style style:name="P7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5" style:family="paragraph">
      <style:paragraph-properties fo:margin-left="0.199cm" fo:margin-right="0.6cm" fo:margin-top="0cm" fo:margin-bottom="0cm" fo:text-indent="0cm"/>
    </style:style>
    <style:style style:name="P76" style:family="paragraph">
      <style:paragraph-properties fo:margin-left="0.199cm" fo:margin-right="0.6cm" fo:margin-top="0cm" fo:margin-bottom="0.499cm" fo:text-indent="0cm"/>
    </style:style>
    <style:style style:name="P7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78"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7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1" style:family="paragraph">
      <style:paragraph-properties fo:margin-left="0.7cm" fo:margin-right="0.6cm" fo:margin-top="0cm" fo:margin-bottom="0cm" fo:text-indent="-0.499cm"/>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margin-top="0cm" fo:margin-bottom="0cm" fo:line-height="115%" fo:text-indent="-0.499cm"/>
    </style:style>
    <style:style style:name="P86" style:family="paragraph">
      <style:paragraph-properties fo:margin-left="0.7cm" fo:margin-right="0.6cm" fo:text-indent="-0.499cm"/>
    </style:style>
    <style:style style:name="P8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88"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fo:font-style="normal" style:font-style-asian="normal" style:font-style-complex="normal"/>
    </style:style>
    <style:style style:name="T5" style:family="text">
      <style:text-properties fo:font-variant="normal" fo:text-transform="none"/>
    </style:style>
    <style:style style:name="T6" style:family="text">
      <style:text-properties style:font-name="DejaVu Sans Condensed" fo:font-style="italic" style:font-style-asian="italic" style:font-style-complex="italic"/>
    </style:style>
    <style:style style:name="T7" style:family="text">
      <style:text-properties officeooo:rsid="01067cc6"/>
    </style:style>
    <style:style style:name="T8" style:family="text">
      <style:text-properties officeooo:rsid="010a055a"/>
    </style:style>
    <style:style style:name="T9" style:family="text">
      <style:text-properties officeooo:rsid="01099cfb"/>
    </style:style>
    <style:style style:name="T10" style:family="text">
      <style:text-properties fo:font-style="normal" officeooo:rsid="019c26ef" style:font-style-asian="normal" style:font-style-complex="normal"/>
    </style:style>
    <style:style style:name="T11" style:family="text">
      <style:text-properties style:font-name="Nimbus Sans" fo:font-size="10pt" style:font-size-asian="10pt" style:font-size-complex="10pt"/>
    </style:style>
    <style:style style:name="T12" style:family="text">
      <style:text-properties fo:font-size="12pt" style:font-size-asian="12pt" style:font-size-complex="12pt"/>
    </style:style>
    <style:style style:name="T13" style:family="text">
      <style:text-properties fo:font-variant="small-caps"/>
    </style:style>
    <style:style style:name="T14" style:family="text">
      <style:text-properties officeooo:rsid="01772976"/>
    </style:style>
    <style:style style:name="T15" style:family="text">
      <style:text-properties style:font-name="Nimbus Sans" fo:font-size="13pt" fo:font-style="italic" style:font-size-asian="13pt" style:font-style-asian="italic" style:font-size-complex="13pt" style:font-style-complex="italic"/>
    </style:style>
    <style:style style:name="T16" style:family="text">
      <style:text-properties style:font-name="Nimbus Sans" fo:font-style="italic" style:font-style-asian="italic" style:font-style-complex="italic"/>
    </style:style>
    <style:style style:name="T17" style:family="text">
      <style:text-properties officeooo:rsid="01f025f2"/>
    </style:style>
    <style:style style:name="T18" style:family="text">
      <style:text-properties fo:font-size="11pt" style:font-size-asian="11pt" style:font-size-complex="11pt"/>
    </style:style>
    <style:style style:name="T19" style:family="text">
      <style:text-properties officeooo:rsid="01765888"/>
    </style:style>
    <style:style style:name="T20" style:family="text">
      <style:text-properties officeooo:rsid="0111b243"/>
    </style:style>
    <style:style style:name="T21" style:family="text">
      <style:text-properties officeooo:rsid="02e85747"/>
    </style:style>
    <style:style style:name="T22" style:family="text">
      <style:text-properties officeooo:rsid="0178bf8e"/>
    </style:style>
    <style:style style:name="T23" style:family="text">
      <style:text-properties officeooo:rsid="011452f6"/>
    </style:style>
    <style:style style:name="T24" style:family="text">
      <style:text-properties fo:font-weight="normal" style:font-weight-asian="normal" style:font-weight-complex="normal"/>
    </style:style>
    <style:style style:name="T25" style:family="text">
      <style:text-properties fo:font-size="11.5pt" style:font-size-asian="11.5pt" style:font-size-complex="11.5pt"/>
    </style:style>
    <style:style style:name="T26" style:family="text">
      <style:text-properties style:font-name="DejaVu Sans Condensed" fo:font-size="11.5pt" fo:font-style="italic" style:font-size-asian="11.5pt" style:font-style-asian="italic" style:font-size-complex="11.5pt" style:font-style-complex="italic"/>
    </style:style>
    <style:style style:name="T27" style:family="text">
      <style:text-properties fo:font-size="11.5pt" officeooo:rsid="01772976" style:font-size-asian="11.5pt" style:font-size-complex="11.5pt"/>
    </style:style>
    <style:style style:name="T28" style:family="text">
      <style:text-properties fo:font-size="11.5pt" fo:font-style="italic" style:font-size-asian="11.5pt" style:font-style-asian="italic" style:font-size-complex="11.5pt" style:font-style-complex="italic"/>
    </style:style>
    <style:style style:name="T29" style:family="text">
      <style:text-properties fo:font-style="italic" officeooo:rsid="0182ed80" style:font-style-asian="italic" style:font-style-complex="italic"/>
    </style:style>
    <style:style style:name="T30" style:family="text">
      <style:text-properties style:font-name="DejaVu Sans" officeooo:rsid="011844e8"/>
    </style:style>
    <style:style style:name="T31" style:family="text">
      <style:text-properties fo:font-size="10pt" style:font-size-asian="10pt" style:font-size-complex="10pt"/>
    </style:style>
    <style:style style:name="T32" style:family="text">
      <style:text-properties fo:font-size="9pt" style:font-size-asian="9pt" style:font-size-complex="9pt"/>
    </style:style>
    <style:style style:name="T33" style:family="text">
      <style:text-properties officeooo:rsid="011ec372"/>
    </style:style>
    <style:style style:name="T34" style:family="text">
      <style:text-properties officeooo:rsid="01202ccd"/>
    </style:style>
    <style:style style:name="T35" style:family="text">
      <style:text-properties style:font-name="DejaVu Serif" officeooo:rsid="01202ccd" style:font-name-asian="DejaVu Serif" style:font-name-complex="DejaVu Serif"/>
    </style:style>
    <style:style style:name="T36" style:family="text">
      <style:text-properties style:font-name="DejaVu Serif" fo:font-style="italic" officeooo:rsid="01202ccd" style:font-name-asian="DejaVu Serif" style:font-style-asian="italic" style:font-name-complex="DejaVu Serif" style:font-style-complex="italic"/>
    </style:style>
    <style:style style:name="T37" style:family="text">
      <style:text-properties officeooo:rsid="01202ccd" style:font-name-asian="DejaVu Serif" style:font-name-complex="DejaVu Serif"/>
    </style:style>
    <style:style style:name="T38" style:family="text">
      <style:text-properties style:font-name="FreeMono" fo:font-size="10pt" style:font-size-asian="10pt" style:font-name-complex="FreeMono" style:font-size-complex="10pt"/>
    </style:style>
    <style:style style:name="T39" style:family="text">
      <style:text-properties fo:font-variant="normal" fo:text-transform="none" fo:font-style="italic" style:font-style-asian="italic" style:font-style-complex="italic"/>
    </style:style>
    <style:style style:name="T40" style:family="text">
      <style:text-properties style:font-name="FreeSerif"/>
    </style:style>
    <style:style style:name="T41" style:family="text">
      <style:text-properties fo:font-size="12pt"/>
    </style:style>
    <style:style style:name="T42" style:family="text">
      <style:text-properties style:font-name="DejaVu Serif1" fo:font-size="12pt" style:font-name-complex="DejaVu Serif1" style:font-size-complex="12pt"/>
    </style:style>
    <style:style style:name="T43" style:family="text">
      <style:text-properties fo:color="#0a2746" loext:opacity="100%" style:font-name="DejaVu Serif1" fo:font-size="12pt" style:font-name-complex="DejaVu Serif1" style:font-size-complex="12pt"/>
    </style:style>
    <style:style style:name="T44" style:family="text">
      <style:text-properties fo:font-variant="small-caps" style:font-name="DejaVu Serif1" fo:font-size="12pt" style:font-name-complex="DejaVu Serif1" style:font-size-complex="12pt"/>
    </style:style>
    <style:style style:name="T45" style:family="text">
      <style:text-properties fo:font-variant="small-caps" fo:color="#0a2746" loext:opacity="10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4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123 ➤], but here we give more complete coverage, including additional control structure syntaxes, and how to raise exceptions and create custom exceptions.</text:p>
      <text:p text:style-name="P3">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4" text:outline-level="2"><draw:frame draw:style-name="fr2" draw:name="f04-01-h2" text:anchor-type="paragraph" svg:y="-0.25cm" svg:width="1.401cm" draw:z-index="44"><draw:text-box fo:min-height="0.741cm"><text:p text:style-name="P5">|||</text:p></draw:text-box></draw:frame>Control Structures</text:h>
      <text:p text:style-name="P3">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6" text:outline-level="3"><draw:frame draw:style-name="fr3" draw:name="f04-01-h3" text:anchor-type="paragraph" svg:y="-0.25cm" svg:width="1cm" draw:z-index="50"><draw:text-box fo:min-height="0.741cm"><text:p text:style-name="P7">||</text:p></draw:text-box></draw:frame>Conditional Branching</text:h>
      <text:p text:style-name="P3">As we saw in Chapter 1 [123 ➤], this is the general syntax for Python’s conditional branch statement:</text:p>
      <text:p text:style-name="P8">if boolean_expression1:</text:p>
      <text:p text:style-name="P8"><text:tab/>suite1</text:p>
      <text:p text:style-name="P8">elif boolean_expression2:</text:p>
      <text:p text:style-name="P8"><text:tab/>suite2</text:p>
      <text:p text:style-name="P8"><text:soft-page-break/>…</text:p>
      <text:p text:style-name="P8">elif boolean_expressionN:</text:p>
      <text:p text:style-name="P8"><text:tab/>suiteN</text:p>
      <text:p text:style-name="P8">else:</text:p>
      <text:p text:style-name="P9"><text:tab/>else_suite</text:p>
      <text:p text:style-name="P3">There can be zero or more <text:span text:style-name="T1">elif</text:span> clauses, and the final <text:span text:style-name="T1">else</text:span> clause is optional. If we want to account for a particular case, but want to do nothing if it occurs, we can use pass (which serves as a “do nothing” place holder) as that branch’s suite.</text:p>
      <text:p text:style-name="P3">In some cases, we can reduce an <text:span text:style-name="Console">if …else</text:span> statement down to a single conditional expression. The syntax for a conditional expression is:</text:p>
      <text:p text:style-name="P8">expressionl if boolean_expression else expression2</text:p>
      <text:p text:style-name="P3">If the boolean_expression evaluates to <text:span text:style-name="Console">True</text:span>, the result of the conditional expression is <text:span text:style-name="T1">expression1</text:span>; otherwise, the result is <text:span text:style-name="T1">expression2</text:span>.</text:p>
      <text:p text:style-name="P3">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8">offset = 20</text:p>
      <text:p text:style-name="P8">if not sys.platform.startswith(“win"):</text:p>
      <text:p text:style-name="P8"><text:tab/>offset = 10</text:p>
      <text:p text:style-name="P3">The <text:span text:style-name="Console">sys.platform</text:span> variable holds the name of the current platform, for example, “<text:span text:style-name="T1">win32</text:span>” or “<text:span text:style-name="T1">linux2</text:span>”. The same thing can be achieved in just one line using a conditional expression:</text:p>
      <text:p text:style-name="P9">offset = 20 if sys.platform.startswith("win") else 10</text:p>
      <text:p text:style-name="P3">No parentheses are necessary here, but using them avoids a subtle trap. For example, suppose we want to set a width variable to 100 plus an extra 10 if margin is <text:span text:style-name="Console">True</text:span>. We might code the expression like this:</text:p>
      <text:p text:style-name="P8">width = 100 + 10 if margin else @ # WRONG!</text:p>
      <text:p text:style-name="P3"><draw:frame draw:style-name="fr4" draw:name="yellow-warning-triangle" text:anchor-type="paragraph" svg:x="-1.73cm" svg:y="0cm" svg:width="1.431cm" svg:height="1.439cm" draw:z-index="0"><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1">expressionl</text:span> part of the conditional expression. The solution is to use parentheses:</text:p>
      <text:p text:style-name="P8">width = 100 + (10 if margin else 0)</text:p>
      <text:p text:style-name="P3"><text:soft-page-break/>The parentheses also make things clearer for human readers.</text:p>
      <text:p text:style-name="P3">Conditional expressions can be used to improve messages printed for users. For example, when reporting the number of files processed, instead of printing “<text:span text:style-name="T1">0 file(s)</text:span>”, “<text:span text:style-name="T1">1 file(s)</text:span>”, and similar, we could use a couple of conditional expressions:</text:p>
      <text:p text:style-name="P8">print("{0} file{1}".format((count if count != 0 else "no"),</text:p>
      <text:p text:style-name="P10"><text:tab/><text:tab/><text:tab/><text:tab/><text:tab/> ("s" if count != 1 else "")))</text:p>
      <text:p text:style-name="P3">This will print “<text:span text:style-name="T1">no files</text:span>”, “<text:span text:style-name="T1">1 file</text:span>”, “<text:span text:style-name="T1">2 files</text:span>”, and similar, which gives a much more professional impression.</text:p>
      <text:h text:style-name="P6" text:outline-level="3"><draw:frame draw:style-name="fr3" draw:name="f04-02-h3" text:anchor-type="paragraph" svg:y="-0.25cm" svg:width="1cm" draw:z-index="51"><draw:text-box fo:min-height="0.741cm"><text:p text:style-name="P7">||</text:p></draw:text-box></draw:frame>Looping</text:h>
      <text:p text:style-name="P3">Python provides a <text:span text:style-name="Console">while</text:span> loop and a <text:span text:style-name="Console">for … in</text:span> loop, both of which have a more sophisticated syntax than the basics we showed in Chapter 1 [123 ➤].</text:p>
      <text:h text:style-name="P11" text:outline-level="4"><draw:frame draw:style-name="fr5" draw:name="f04-01-h4" text:anchor-type="paragraph" svg:y="-0.25cm" svg:width="0.7cm" draw:z-index="58"><draw:text-box fo:min-height="0.741cm"><text:p text:style-name="P12">|</text:p></draw:text-box></draw:frame>while Loops</text:h>
      <text:p text:style-name="P3">Here is the complete general syntax of the <text:span text:style-name="Console">while</text:span> loop:</text:p>
      <text:p text:style-name="P8">while boolean_expression:</text:p>
      <text:p text:style-name="P8"><text:tab/>while_suite</text:p>
      <text:p text:style-name="P8">else:</text:p>
      <text:p text:style-name="P8"><text:tab/>else_suite</text:p>
      <text:p text:style-name="P3">The <text:span text:style-name="T1">else</text:span> clause is optional. As long as the boolean_expression is <text:span text:style-name="Console">True</text:span>, the <text:span text:style-name="T1">while</text:span> block’s suite is executed. If the boolean_expression is or becomes <text:span text:style-name="Console">False</text:span>, the loop terminates, and if the optional <text:span text:style-name="T1">else</text:span> clause is present, its suite is executed. Inside the <text:span text:style-name="T1">while</text:span> block’s suite, if a <text:span text:style-name="T1">continue</text:span> statement is executed, control is immediately returned to the top of the loop, and the <text:span text:style-name="Console">boolean_expression</text:span> is evaluated again. If the loop does not terminate normally, any optional <text:span text:style-name="T1">else</text:span> clause’s suite is skipped.</text:p>
      <text:p text:style-name="P3">The optional <text:span text:style-name="T1">else</text:span> clause is rather confusingly named since the <text:span text:style-name="T1">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text:span text:style-name="T1">exception</text:span> occurs, Python skips the <text:span text:style-name="T1">else</text:span> clause and looks for a suitable <text:span text:style-name="T1">exception handler</text:span>—this is covered in the next section.) On the plus side, the behaviour of the <text:span text:style-name="T1">else</text:span> clause is the same for <text:span text:style-name="Console">while</text:span> loops, <text:span text:style-name="Console">for … in</text:span> loops, and <text:span text:style-name="Console">try … except</text:span> blocks.</text:p>
      <text:p text:style-name="P3">Let’s look at an example of the <text:span text:style-name="T1">else</text:span> clause in action. The <text:span text:style-name="Console">str.index()</text:span> and <text:span text:style-name="Console">list.index()</text:span> methods return the <text:span text:style-name="T1">index</text:span> position of a given <text:span text:style-name="T1">string</text:span> or <text:span text:style-name="T1">item</text:span>, or <text:soft-page-break/>raise a <text:span text:style-name="T1">ValueError</text:span> exception if the <text:span text:style-name="T1">string</text:span> or <text:span text:style-name="T1">item</text:span> is not found. The <text:span text:style-name="Console">str.find()</text:span> method does the same thing, but on failure, instead of raising an <text:span text:style-name="Console">exception</text:span> it returns an <text:span text:style-name="T1">index</text:span> of <text:span text:style-name="Console">-1</text:span>. There is no equivalent method for <text:span text:style-name="T1">lists</text:span>, but if we wanted a function that did this, we could create one using a <text:span text:style-name="Console">while</text:span> loop:</text:p>
      <text:p text:style-name="P8">def list_find(lst, target):</text:p>
      <text:p text:style-name="P8"><text:tab/>index = 0</text:p>
      <text:p text:style-name="P8"><text:tab/>while index &lt; len(lst):</text:p>
      <text:p text:style-name="P8"><text:tab/><text:tab/>if lst[index] == target:</text:p>
      <text:p text:style-name="P8"><text:tab/><text:tab/><text:tab/>break</text:p>
      <text:p text:style-name="P8"><text:tab/><text:tab/>index += 1</text:p>
      <text:p text:style-name="P8"><text:tab/>else:</text:p>
      <text:p text:style-name="P8"><text:tab/><text:tab/>index = -1</text:p>
      <text:p text:style-name="P8"><text:tab/>return index</text:p>
      <text:p text:style-name="P3">This function searches the given <text:span text:style-name="T1">list</text:span> looking for the target. If the target is found, the <text:span text:style-name="Console">break</text:span> statement terminates the loop, causing the appropriate <text:span text:style-name="T1">index position</text:span> to be returned. If the target is not found, the loop runs to completion and terminates normally. After normal termination, the <text:span text:style-name="T1">else</text:span> suite is executed, and the <text:span text:style-name="T1">index position</text:span> is set to <text:span text:style-name="Console">-1</text:span> and returned.</text:p>
      <text:h text:style-name="P11" text:outline-level="4"><draw:frame draw:style-name="fr5" draw:name="f04-02-h4" text:anchor-type="paragraph" svg:y="-0.25cm" svg:width="0.7cm" draw:z-index="59"><draw:text-box fo:min-height="0.741cm"><text:p text:style-name="P12">|</text:p></draw:text-box></draw:frame>for Loops</text:h>
      <text:p text:style-name="P3">Like a <text:span text:style-name="Console">while</text:span> loop, the full syntax of the <text:span text:style-name="Console">for … in</text:span> loop also includes an optional <text:span text:style-name="T1">else</text:span> clause:</text:p>
      <text:p text:style-name="P8">for expression in iterable:</text:p>
      <text:p text:style-name="P8"><text:tab/>for_suite</text:p>
      <text:p text:style-name="P8">else:</text:p>
      <text:p text:style-name="P8"><text:tab/>else_suite</text:p>
      <text:p text:style-name="P3">The expression is normally either a single variable or a sequence of variables, usually in the form of a <text:span text:style-name="T1">tuple</text:span>. If a <text:span text:style-name="T1">tuple</text:span> or <text:span text:style-name="T1">list</text:span> is used for the expression, each item is unpacked into the expression’s <text:span text:style-name="T1">items</text:span>.</text:p>
      <text:p text:style-name="P3">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1">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exception occurs, Python skips the <text:span text:style-name="T1">else</text:span> clause and looks for a suitable <text:span text:style-name="T1">exception handler</text:span>—this is covered in the next section.)</text:p>
      <text:p text:style-name="P3"><draw:frame text:anchor-type="paragraph" draw:z-index="23" draw:name="p164 jump" draw:style-name="gr1" draw:text-style-name="P14" svg:width="1.571cm" svg:height="1.902cm" svg:x="-1.6cm" svg:y="0cm"><draw:text-box draw:corner-radius="0.199cm"><text:p text:style-name="P13"><text:span text:style-name="T2">enumer­ate()</text:span></text:p><text:p><text:span text:style-name="T3"><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1">else</text:span> clause in action:</text:p>
      <text:p text:style-name="P8">def list_find(lst, target):</text:p>
      <text:p text:style-name="P8"><text:tab/>for index, x in enumerate(lst):</text:p>
      <text:p text:style-name="P8"><text:tab/><text:tab/>if x == target:</text:p>
      <text:p text:style-name="P8"><text:soft-page-break/><text:tab/><text:tab/><text:tab/>break</text:p>
      <text:p text:style-name="P8"><text:tab/><text:tab/>else:</text:p>
      <text:p text:style-name="P8"><text:tab/><text:tab/><text:tab/>index = -1</text:p>
      <text:p text:style-name="P15"><text:tab/><text:tab/>return index</text:p>
      <text:p text:style-name="P3">As this code snippet implies, the variables created in the <text:span text:style-name="Console">for … in</text:span> loop’s expression continue to exist after the loop has terminated. Like all local variables, they cease to exist at the end of their enclosing scope.</text:p>
      <text:h text:style-name="P16" text:outline-level="2"><draw:frame draw:style-name="fr2" draw:name="f04-02-h2" text:anchor-type="paragraph" svg:y="-0.25cm" svg:width="1.401cm" draw:z-index="45"><draw:text-box fo:min-height="0.741cm"><text:p text:style-name="P5">|||</text:p></draw:text-box></draw:frame>Exception Handling</text:h>
      <text:p text:style-name="P3">Python indicates errors and exceptional conditions by raising <text:span text:style-name="T1">exceptions</text:span>, although some third-party Python libraries use more old-fashioned techniques, such as “<text:span text:style-name="T1">error</text:span>” return values.</text:p>
      <text:h text:style-name="P17" text:outline-level="3"><draw:frame draw:style-name="fr3" draw:name="f04-03-h3" text:anchor-type="paragraph" svg:y="-0.25cm" svg:width="1cm" draw:z-index="52"><draw:text-box fo:min-height="0.741cm"><text:p text:style-name="P7">||</text:p></draw:text-box></draw:frame>Catching and Raising Exceptions</text:h>
      <text:p text:style-name="P3"><text:span text:style-name="T1">Exceptions</text:span> are caught using <text:span text:style-name="Console">try … except</text:span> blocks, whose general syntax is:</text:p>
      <text:p text:style-name="P8">try:</text:p>
      <text:p text:style-name="P8"><text:tab/>try_suite</text:p>
      <text:p text:style-name="P8">except exception_group1 as variable1:</text:p>
      <text:p text:style-name="P8"><text:tab/>except_suite1</text:p>
      <text:p text:style-name="P8">…</text:p>
      <text:p text:style-name="P8">except exception_groupN as variableN:</text:p>
      <text:p text:style-name="P8"><text:tab/>except_suiteN</text:p>
      <text:p text:style-name="P8">else:</text:p>
      <text:p text:style-name="P8"><text:tab/>else_suite</text:p>
      <text:p text:style-name="P8">finally:</text:p>
      <text:p text:style-name="P15"><text:tab/>finally_suite</text:p>
      <text:p text:style-name="P18">There must be at least one <text:span text:style-name="Console"><text:span text:style-name="T4">except</text:span></text:span> block, but both the <text:span text:style-name="Console"><text:span text:style-name="T4">else</text:span></text:span> and the <text:span text:style-name="Console"><text:span text:style-name="T4">finally</text:span></text:span> blocks are optional. The <text:span text:style-name="T1">else</text:span> block’s suite is executed when the <text:span text:style-name="T1">try</text:span> block’s suite has finished normally—but it is not executed if an exception occurs. If there is a <text:span text:style-name="T1">finally</text:span> block, it is always executed at the end.</text:p>
      <text:p text:style-name="P18">Each <text:span text:style-name="T1">except</text:span> clause’s exception group can be a single <text:span text:style-name="T1">exception</text:span> or a parenthesized <text:span text:style-name="T1">tuple</text:span> of <text:span text:style-name="T1">exceptions</text:span>. For each group, the <text:span text:style-name="T1">as</text:span> variable part is optional; if used, the variable contains the exception that occurred, and can be accessed in the exception block’s <text:span text:style-name="T1">suite</text:span>.</text:p>
      <text:p text:style-name="P3">If an <text:span text:style-name="T1">exception</text:span> occurs in the <text:span text:style-name="T1">try</text:span> block’s suite, each <text:span text:style-name="T1">except</text:span> clause is tried in turn. If the <text:span text:style-name="T1">exception</text:span> matches an <text:span text:style-name="T1">exception group</text:span>, the corresponding suite is executed. To match an <text:span text:style-name="T1">exception group</text:span>, the exception must be of the same <text:soft-page-break/>type as the (or one of the) <text:span text:style-name="T1">exception</text:span> types listed in the group, or the same type as the (or one of the) group’s <text:span text:style-name="T1">exception</text:span> types’ <text:span text:style-name="T1">subclasses</text:span>.<text:note text:id="ftn1"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5">sub-class</text:span> is a class that inherits from another class, so all Python classes (except object) are subclasses since they all inherit object.</text:p></text:note-body></text:note></text:p>
      <text:p text:style-name="P3">For example, if a <text:span text:style-name="T1">KeyError</text:span> exception occurs in a <text:span text:style-name="T1">dictionary</text:span> lookup, the first <text:span text:style-name="T1">except</text:span> clause that has an <text:span text:style-name="T6">Exception</text:span> class will match since <text:span text:style-name="T1">KeyError</text:span> is an (indirect) <text:span text:style-name="T5">sub-class</text:span> of <text:span text:style-name="T6">Exception</text:span>. If no group lists <text:span text:style-name="T6">Exception</text:span> (as is normally the case), but one did have a <text:span text:style-name="T1">LookupError</text:span>, the <text:span text:style-name="T1">KeyError</text:span> will match, because <text:span text:style-name="T1">KeyError</text:span> is a <text:span text:style-name="T5">sub-class</text:span> of <text:span text:style-name="T1">LookupError</text:span>. And if no group lists <text:span text:style-name="T1">Exception</text:span> or <text:span text:style-name="T1">LookupError</text:span>, but one does list <text:span text:style-name="T1">KeyError</text:span>, then that group will match. Figure 4.1 <text:span text:style-name="T7">(below)</text:span> shows an extract from the <text:span text:style-name="Console"><text:span text:style-name="T4">exception</text:span></text:span> hierarchy.</text:p>
      <text:p text:style-name="P3"><draw:frame draw:style-name="fr6" draw:name="Frame-4.1 Some of Python’s exception hierarchy Picture" text:anchor-type="char" svg:width="17cm" draw:z-index="41"><draw:text-box fo:min-height="6.563cm"><text:p text:style-name="P19"><draw:frame draw:style-name="fr7" draw:name="Figure-04.1 Some of Python’s exception hierarchy" text:anchor-type="paragraph" svg:width="17cm" style:rel-width="100%" svg:height="6.56cm" style:rel-height="scale" draw:z-index="42"><draw:image xlink:href="Pictures/10000001000002C300000111ED56D272.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8">try:</text:p>
      <text:p text:style-name="P8"><text:tab/>x = d[5]</text:p>
      <text:p text:style-name="P8">except LookupError: # WRONG ORDER</text:p>
      <text:p text:style-name="P8"><text:tab/>print("Lookup error occurred")</text:p>
      <text:p text:style-name="P20">except KeyError:</text:p>
      <text:p text:style-name="P21"><text:tab/>print("Invalid key used")</text:p>
      <text:p text:style-name="P3"><draw:frame draw:style-name="fr4" draw:name="yellow-warning-triangle-1" text:anchor-type="paragraph" svg:x="-1.73cm" svg:y="0cm" svg:width="1.431cm" svg:height="1.439cm" draw:z-index="1"><draw:image xlink:href="Pictures/10000001000003480000032055A04AFF.png" xlink:type="simple" xlink:show="embed" xlink:actuate="onLoad" draw:mime-type="image/png"/></draw:frame>If <text:span text:style-name="T1">dictionary</text:span> <text:span text:style-name="Console">d</text:span> has no item with <text:span text:style-name="T1">key</text:span> <text:span text:style-name="Console">5</text:span>, we want the most specific exception, <text:span text:style-name="T1">KeyError</text:span>, to be raised, rather than the more general <text:span text:style-name="T1">LookupError</text:span> exception. But here, the <text:span text:style-name="T1">KeyError</text:span> except block will never be reached. If a <text:span text:style-name="T1">KeyError</text:span> is raised, the <text:span text:style-name="T1">LookupError</text:span> except block will match it because <text:span text:style-name="T6">LookupError</text:span> is a base class of <text:span text:style-name="T6">KeyError</text:span>, that is, <text:span text:style-name="T6">LookupError</text:span> appears higher than <text:span text:style-name="T6">KeyError</text:span> in the exception hierarchy. So when we use multiple except blocks, we must always order them from <text:span text:style-name="T1">most specific</text:span> (lowest in the hierarchy) to <text:span text:style-name="T1">least specific</text:span> (highest in the hierarchy).</text:p>
      <text:p text:style-name="P22"><text:soft-page-break/>try:</text:p>
      <text:p text:style-name="P8"><text:tab/>x = d[k / n]</text:p>
      <text:p text:style-name="P8">except Exception: # BAD PRACTICE</text:p>
      <text:p text:style-name="P8"><text:tab/>print("Something happened")</text:p>
      <text:p text:style-name="P3"><draw:frame draw:style-name="fr4" draw:name="yellow-warning-triangle-2" text:anchor-type="paragraph" svg:x="17.27cm" svg:y="0cm" svg:width="1.431cm" svg:height="1.439cm" draw:z-index="2"><draw:image xlink:href="Pictures/10000001000003480000032055A04AFF.png" xlink:type="simple" xlink:show="embed" xlink:actuate="onLoad" draw:mime-type="image/png"/></draw:frame>Note that it is usually bad practice to use <text:span text:style-name="Inline_20_Code"><text:span text:style-name="T4">except Exception</text:span></text:span> since this will catch all exceptions and could easily mask logical errors in our code. In this example, we might have intended to catch <text:span text:style-name="T1">KeyErrors</text:span>, but if <text:span text:style-name="Console">n</text:span> is <text:span text:style-name="Console">0</text:span>, we will unintentionally—and silently—catch a <text:span text:style-name="T1">ZeroDivisionError</text:span> exception.</text:p>
      <text:p text:style-name="P3"><draw:frame draw:style-name="fr4" draw:name="yellow-warning-triangle-3" text:anchor-type="paragraph" svg:x="17.27cm" svg:y="0cm" svg:width="1.431cm" svg:height="1.439cm" draw:z-index="3"><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1">except</text:span> block like this will catch any exception, including those that inherit <text:span text:style-name="T1">BaseException</text:span> but not <text:span text:style-name="T1">Exception</text:span> (these are not shown in Figure 4.1 <text:span text:style-name="T8">above</text:span>). This has the same problems as using <text:span text:style-name="Inline_20_Code">except Exception</text:span>, only worse, and should never normally be done.</text:p>
      <text:p text:style-name="P3">If none of the <text:span text:style-name="T1">except</text:span> blocks matches the exception, Python will work its way up the call stack looking for a suitable exception handler. If none is found the program will terminate and print the exception and a traceback on the console.</text:p>
      <text:p text:style-name="P3">If no exceptions occur, any optional <text:span text:style-name="Console"><text:span text:style-name="T4">else</text:span></text:span> block is executed. And in all cases—that is, if no exceptions occur, if an exception occurs and is handled, or if an exception occurs that is passed up the call stack—any <text:span text:style-name="Console"><text:span text:style-name="T4">finally</text:span></text:span> block’s suite is always executed. If no exception occurs, or if an exception occurs and is handled by one of the except blocks, the <text:span text:style-name="T1">finally</text:span> block’s suite is executed at the end; but if an exception occurs that doesn’t match, first the <text:span text:style-name="T1">finally</text:span> block’s suite is executed, and then the exception is passed up the call stack. This guarantee of execution can be very useful when we want to ensure that resources are properly released. Figure 4.2 <text:span text:style-name="T9">(below)</text:span> illustrates the general <text:span text:style-name="Inline_20_Code">try … except … finally</text:span> block control flows.</text:p>
      <text:p text:style-name="P3"><draw:frame draw:style-name="fr8" draw:name="Frame-4.2 Try… except … finally control flows Picture" text:anchor-type="char" svg:width="17cm" draw:z-index="27"><draw:text-box fo:min-height="5.817cm"><text:p text:style-name="P19"><draw:frame draw:style-name="fr9" draw:name="Figure-04.2 Try… except … finally control flows" text:anchor-type="paragraph" svg:width="17cm" style:rel-width="100%" svg:height="5.817cm" style:rel-height="scale" draw:z-index="28"><draw:image xlink:href="Pictures/10000001000002C6000000F3366C8DC5.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1">exception-handling</text:span><text:span text:style-name="T4"> </text:span><text:span text:style-name="T10">(next page)</text:span>:</text:p>
      <text:p text:style-name="P23"><text:soft-page-break/>def list_find(lst, target):</text:p>
      <text:p text:style-name="P23"><text:tab/>try:</text:p>
      <text:p text:style-name="P23"><text:tab/><text:tab/>index = lst.index(target)</text:p>
      <text:p text:style-name="P23"><text:tab/>except ValueError:</text:p>
      <text:p text:style-name="P23"><text:tab/><text:tab/>index = -1</text:p>
      <text:p text:style-name="P24"><text:tab/>return index</text:p>
      <text:p text:style-name="P25">Here, we have effectively used the <text:span text:style-name="Console">try … except</text:span> block to turn an exception into a return value; the same approach can also be used to catch one kind of exception and raise another instead—a technique we will see shortly.</text:p>
      <text:p text:style-name="P25">Python also offers a simpler <text:span text:style-name="Console">try … finally</text:span> block which is sometimes useful:</text:p>
      <text:p text:style-name="P8">try:</text:p>
      <text:p text:style-name="P8"><text:tab/>try_suite</text:p>
      <text:p text:style-name="P8">finally:</text:p>
      <text:p text:style-name="P26"><text:tab/>finally_suite</text:p>
      <text:p text:style-name="P25">No matter what happens in the <text:span text:style-name="T1">try</text:span> block’s suite (apart from the computer or program crashing!), the <text:span text:style-name="T1">finally</text:span> block’s suite will be executed. The <text:span text:style-name="Console">with</text:span> statement used with a <text:span text:style-name="T1">context manager</text:span> (both covered in Chapter 8 [123 ➤]) can be used to achieve a similar effect to using a <text:span text:style-name="Console">try … finally</text:span> block.</text:p>
      <text:p text:style-name="P25">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0">def read_data(filename):</text:p>
      <text:p text:style-name="P27"><text:tab/>lines = []</text:p>
      <text:p text:style-name="P27"><text:tab/>fh = None</text:p>
      <text:p text:style-name="P27"><text:tab/>try:</text:p>
      <text:p text:style-name="P27"><text:tab/><text:tab/>fh = open(filename, encoding="utf8")</text:p>
      <text:p text:style-name="P27"><text:tab/><text:tab/>for line in fh:</text:p>
      <text:p text:style-name="P27"><text:tab/><text:tab/><text:tab/>if line.strip():</text:p>
      <text:p text:style-name="P27"><text:tab/><text:tab/><text:tab/><text:tab/>lines.append(line)</text:p>
      <text:p text:style-name="P27"><text:tab/>except (IOError, OSError) as err:</text:p>
      <text:p text:style-name="P27"><text:tab/><text:tab/>print(err)</text:p>
      <text:p text:style-name="P27"><text:tab/><text:tab/>return []</text:p>
      <text:p text:style-name="P27"><text:tab/>finally:</text:p>
      <text:p text:style-name="P27"><text:tab/><text:tab/>if fh is not None:</text:p>
      <text:p text:style-name="P27"><text:tab/><text:tab/>fh.close()</text:p>
      <text:p text:style-name="P28"><text:tab/>return lines</text:p>
      <text:p text:style-name="P29">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1">exception</text:span> will be raised. If one of the <text:span text:style-name="T1">exceptions</text:span> we have specified occurs (<text:span text:style-name="T1">IOError</text:span> or <text:span text:style-name="T1">OSError</text:span>), after printing the error message we return an empty list. But note that before returning, the <text:span text:style-name="T1">finally</text:span> block’s suite will be executed, so the file will be safely closed—if it had been successfully opened in the first place.</text:p>
      <text:p text:style-name="P25"><draw:frame text:anchor-type="paragraph" draw:z-index="24" draw:name="p169 jump 1" draw:style-name="gr2" draw:text-style-name="P30" svg:width="1.571cm" svg:height="2.768cm" svg:x="17cm" svg:y="0cm"><draw:text-box draw:corner-radius="0.199cm"><text:p text:style-name="P13"><text:span text:style-name="T11">Dealing with runtime errors</text:span></text:p><text:p text:style-name="P13"><text:span text:style-name="T12"><text:a xlink:href="#Dealing with Runtime Errors" xlink:type="simple">421 ⮞</text:a></text:span></text:p></draw:text-box></draw:frame><text:soft-page-break/>Notice also that if an encoding error occurs, even though we don’t catch the relevant <text:span text:style-name="T1">exception</text:span> (<text:span text:style-name="T1">UnicodeDecodeError</text:span>), the file will still be safely closed. In such cases the <text:span text:style-name="T1">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5">We could have written the <text:span text:style-name="T1">except</text:span> clause slightly less verbosely:</text:p>
      <text:p text:style-name="P8">except EnvironmentError as err:</text:p>
      <text:p text:style-name="P8"><text:tab/>print(err)</text:p>
      <text:p text:style-name="P26"><text:tab/>return []</text:p>
      <text:p text:style-name="P25">This works because <text:span text:style-name="T6">EnvironmentError</text:span> is the <text:span text:style-name="T1">base class</text:span> for both <text:span text:style-name="T6">IOError</text:span> and <text:span text:style-name="T6">OSError</text:span>.</text:p>
      <text:p text:style-name="P25"><draw:frame text:anchor-type="paragraph" draw:z-index="25" draw:name="p169 jump 2" draw:style-name="gr3" draw:text-style-name="P30" svg:width="1.571cm" svg:height="2.38cm" svg:x="17cm" svg:y="0cm"><draw:text-box draw:corner-radius="0.199cm"><text:p text:style-name="P13"><text:span text:style-name="T11">Context man­agers</text:span></text:p><text:p text:style-name="P13"><text:span text:style-name="T12"><text:a xlink:href="#Context Managers" xlink:type="simple">375 ⮞</text:a></text:span></text:p></draw:text-box></draw:frame>In Chapter 8 [123 ➤] we will show a slightly more compact idiom for ensuring that files are safely closed, that does not require a <text:span text:style-name="T1">finally</text:span> block.</text:p>
      <text:h text:style-name="P11" text:outline-level="4"><draw:frame draw:style-name="fr5" draw:name="f04-03-h4" text:anchor-type="paragraph" svg:y="-0.25cm" svg:width="0.7cm" draw:z-index="60"><draw:text-box fo:min-height="0.741cm"><text:p text:style-name="P12">|</text:p></draw:text-box></draw:frame>Raising Exceptions</text:h>
      <text:p text:style-name="P25"><text:span text:style-name="T1">Exceptions</text:span> provide a useful means of changing the flow of control. We can take advantage of this either by using the built-in <text:span text:style-name="T1">exceptions</text:span>, or by creating our own, raising either kind when we want to. There are three syntaxes for raising <text:span text:style-name="T1">exceptions</text:span>:</text:p>
      <text:p text:style-name="P8">raise exception(args)</text:p>
      <text:p text:style-name="P8">raise exception(args) from original_exception</text:p>
      <text:p text:style-name="P26">raise</text:p>
      <text:p text:style-name="P25"><draw:frame text:anchor-type="paragraph" draw:z-index="29" draw:name="p169 jump 3" draw:style-name="gr3" draw:text-style-name="P30" svg:width="1.571cm" svg:height="2.38cm" svg:x="17cm" svg:y="0cm"><draw:text-box draw:corner-radius="0.199cm"><text:p text:style-name="P13"><text:span text:style-name="T11">Chained excep­tions</text:span></text:p><text:p text:style-name="P13"><text:span text:style-name="T12"><text:a xlink:href="#exception chaining" xlink:type="simple">425 ⮞</text:a></text:span></text:p></draw:text-box></draw:frame>When the first syntax is used the <text:span text:style-name="T1">exception</text:span> that is specified should be either one of the built-in <text:span text:style-name="T1">exceptions</text:span>, or a custom <text:span text:style-name="T1">exception</text:span> that is derived from <text:span text:style-name="T1">Exception</text:span>. If we give the <text:span text:style-name="T1">exception</text:span> some text as its argument, this text will be output if the <text:span text:style-name="T1">exception</text:span> is printed when it is caught. The second syntax is a variation of the first—the <text:span text:style-name="T1">exception</text:span> is raised as a chained <text:span text:style-name="T1">exception</text:span> (covered in Chapter 9 [123 ➤]) that includes the <text:span text:style-name="Console">original_exception</text:span> <text:span text:style-name="T1">exception</text:span>, so this syntax is used inside <text:span text:style-name="T1">except suites</text:span>. When the third syntax is used, that is, when no <text:span text:style-name="T1">exception</text:span> is specified, <text:span text:style-name="Console">raise</text:span> will re-raise the currently active <text:span text:style-name="T1">exception</text:span>—and if there isn’t one it will raise a <text:span text:style-name="T1">TypeError</text:span>.</text:p>
      <text:h text:style-name="P6" text:outline-level="3"><draw:frame draw:style-name="fr3" draw:name="f04-04-h3" text:anchor-type="paragraph" svg:y="-0.25cm" svg:width="1cm" draw:z-index="53"><draw:text-box fo:min-height="0.741cm"><text:p text:style-name="P7">||</text:p></draw:text-box></draw:frame>Custom Exceptions</text:h>
      <text:p text:style-name="P25">Custom <text:span text:style-name="T1">exceptions</text:span> are custom data types (<text:span text:style-name="T1">classes</text:span>). Creating <text:span text:style-name="T1">classes</text:span> is covered in Chapter 6 [123 ➤]), but since it is easy to create simple custom <text:span text:style-name="T1">exception</text:span> types, we will show the syntax here:</text:p>
      <text:p text:style-name="P31">class exceptionName(baseException): pass</text:p>
      <text:p text:style-name="P25"><text:soft-page-break/>The base class should be <text:span text:style-name="T6">Exception</text:span> or a class that inherits from <text:span text:style-name="T6">Exception</text:span>.</text:p>
      <text:p text:style-name="P25">One use of custom <text:span text:style-name="T1">exceptions</text:span> is to break out of deeply nested loops. For example, if we have a <text:span text:style-name="T1">table</text:span> object that holds records (<text:span text:style-name="T1">rows</text:span>), which hold fields (<text:span text:style-name="T1">columns</text:span>), which have multiple values (<text:span text:style-name="T1">items</text:span>), we could search for a particular value with code like this:</text:p>
      <text:p text:style-name="P32">found = False</text:p>
      <text:p text:style-name="P32">for row, record in enumerate(table):</text:p>
      <text:p text:style-name="P32"><text:tab/>for column, field in enumerate(record):</text:p>
      <text:p text:style-name="P32"><text:tab/><text:tab/>for index, item in enumerate(field):</text:p>
      <text:p text:style-name="P32"><text:tab/><text:tab/><text:tab/>if item == target:</text:p>
      <text:p text:style-name="P32"><text:tab/><text:tab/><text:tab/><text:tab/>found = True</text:p>
      <text:p text:style-name="P32"><text:tab/><text:tab/><text:tab/><text:tab/>break</text:p>
      <text:p text:style-name="P32"><text:tab/><text:tab/>if found:</text:p>
      <text:p text:style-name="P32"><text:tab/><text:tab/><text:tab/>break</text:p>
      <text:p text:style-name="P32"><text:tab/>if found:</text:p>
      <text:p text:style-name="P32"><text:tab/><text:tab/>break</text:p>
      <text:p text:style-name="P32">if found:</text:p>
      <text:p text:style-name="P32"><text:tab/>print("found at ({0}, {1}, {2})".format(row, column, index))</text:p>
      <text:p text:style-name="P32">else:</text:p>
      <text:p text:style-name="P33"><text:tab/>print("not found")</text:p>
      <text:p text:style-name="P25">The 15 lines of code are complicated by the fact that we must break out of each loop separately. An alternative solution is to use a custom <text:span text:style-name="T6">exception</text:span>:</text:p>
      <text:p text:style-name="P34">class FoundException(Exception): pass</text:p>
      <text:p text:style-name="P35"/>
      <text:p text:style-name="P36">try:</text:p>
      <text:p text:style-name="P36"><text:tab/>for row, record in enumerate(table):</text:p>
      <text:p text:style-name="P36"><text:tab/><text:tab/>for column, field in enumerate(record):</text:p>
      <text:p text:style-name="P36"><text:tab/><text:tab/><text:tab/>for index, item in enumerate(field):</text:p>
      <text:p text:style-name="P36"><text:tab/><text:tab/><text:tab/><text:tab/>if item == target:</text:p>
      <text:p text:style-name="P36"><text:tab/><text:tab/><text:tab/><text:tab/><text:tab/>raise FoundException()</text:p>
      <text:p text:style-name="P36">except FoundException:</text:p>
      <text:p text:style-name="P36"><text:tab/>print("found at ({0}, {1}, {2})".format(row, column, index))</text:p>
      <text:p text:style-name="P36">else:</text:p>
      <text:p text:style-name="P37"><text:tab/>print("not found")</text:p>
      <text:p text:style-name="P25">This cuts the code down to ten lines, or 11 including defining the <text:span text:style-name="T1">exception</text:span>, and is much easier to read. If the <text:span text:style-name="T1">item</text:span> is found we raise our custom <text:span text:style-name="T1">exception</text:span> and the <text:span text:style-name="Console">except</text:span> block’s suite is executed—and the <text:span text:style-name="T1">else</text:span> block is skipped. And if the <text:span text:style-name="T1">item</text:span> is not found, no <text:span text:style-name="T1">exception</text:span> is raised and so the <text:span text:style-name="T1">else</text:span> suite is executed at the end.</text:p>
      <text:p text:style-name="P3">Let’s look at another example to see some of the different ways that <text:span text:style-name="T1">exception-handling</text:span> can be done. All of the snippets are taken from the <text:span text:style-name="Filename">checktags.py</text:span> program, a program that reads all the <text:span text:style-name="T13">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1">exceptions</text:span>:</text:p>
      <text:p text:style-name="P8">class InvalidEntityError(Exception): pass</text:p>
      <text:p text:style-name="P8">class InvalidNumericEntityError(InvalidEntityError): pass</text:p>
      <text:p text:style-name="P8">class InvalidAlphaEntityError(InvalidEntityError): pass</text:p>
      <text:p text:style-name="P31">class InvalidTagContentError(Exception): pass</text:p>
      <text:p text:style-name="P3"><text:soft-page-break/>The second and third <text:span text:style-name="T1">exceptions</text:span> inherit from the first; we will see why this is useful when we discuss the code that uses the <text:span text:style-name="T1">exceptions</text:span>. The <text:span text:style-name="Console">parse()</text:span> function that uses the <text:span text:style-name="T1">exceptions</text:span> is more than 70 lines long, so we will show only those parts that are relevant to <text:span text:style-name="T1">exception-handling</text:span>.</text:p>
      <text:p text:style-name="P8">fh = None</text:p>
      <text:p text:style-name="P8">try:</text:p>
      <text:p text:style-name="P8"><text:tab/>fh = open(filename, encoding="utf8")</text:p>
      <text:p text:style-name="P8"><text:tab/>errors = False</text:p>
      <text:p text:style-name="P8"><text:tab/>for lino, line in enumerate(fh, start=1):</text:p>
      <text:p text:style-name="P8"><text:tab/><text:tab/>for column, c in enumerate(line, start=1):</text:p>
      <text:p text:style-name="P8"><text:tab/><text:tab/><text:tab/>try:</text:p>
      <text:p text:style-name="P3">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3">Notice that we have two <text:span text:style-name="Console">try</text:span> blocks; the outer one is used to handle file object <text:span text:style-name="T1">exceptions</text:span>, and the inner one is used to handle parsing <text:span text:style-name="T1">exceptions</text:span>.</text:p>
      <text:p text:style-name="P8">…</text:p>
      <text:p text:style-name="P8">elif state == PARSING_ENTITY:</text:p>
      <text:p text:style-name="P8"><text:tab/>if c == ";":</text:p>
      <text:p text:style-name="P8"><text:tab/><text:tab/>if entity.startswith("#"):</text:p>
      <text:p text:style-name="P8"><text:tab/><text:tab/><text:tab/>if frozenset(entity[1:]) - HEXDIGITS:</text:p>
      <text:p text:style-name="P8"><text:tab/><text:tab/><text:tab/><text:tab/>raise InvalidNumericEntityError()</text:p>
      <text:p text:style-name="P8"><text:tab/><text:tab/>elif not entity.isalpha():</text:p>
      <text:p text:style-name="P8"><text:tab/><text:tab/><text:tab/>raise InvalidAlphaEntityError()</text:p>
      <text:p text:style-name="P8"><text:tab/>…</text:p>
      <text:p text:style-name="P3">The function has various states, for example, after reading an <text:span text:style-name="T1">ampersand</text:span> (<text:span text:style-name="Console">&amp;</text:span>), it enters the <text:span text:style-name="Console"><text:span text:style-name="T13">parsing_entity</text:span></text:span> state, and stores the characters between (but excluding) the <text:span text:style-name="T1">ampersand</text:span> and <text:span text:style-name="T1">semicolon</text:span> in the entity string.</text:p>
      <text:p text:style-name="P3"><draw:frame text:anchor-type="paragraph" draw:z-index="30" draw:name="p171 jump" draw:style-name="gr4" draw:text-style-name="P14" svg:width="1.571cm" svg:height="1.539cm" svg:x="-1.6cm" svg:y="0cm"><draw:text-box draw:corner-radius="0.199cm"><text:p text:style-name="P13"><text:span text:style-name="T2">set type</text:span></text:p><text:p><text:span text:style-name="T3"><text:a xlink:href="#0.0.Set Types|outline" xlink:type="simple">121 ⮜</text:a></text:span></text:p></draw:text-box></draw:frame>The part of the code shown here handles the case when a <text:span text:style-name="T1">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1">set</text:span> and take away from the <text:span text:style-name="T1">set</text:span> all the hexadecimal digits; if anything is left at least one invalid character was present and we raise a <text:span text:style-name="T1">custom exception</text:span>. If the entity is alphabetic (of the form “<text:span text:style-name="Console">&amp;</text:span>”, with letters, and then“<text:span text:style-name="Console">;</text:span>”, for example, <text:span text:style-name="Inline_20_Code">“&amp;copy;”</text:span>), we raise a <text:span text:style-name="T1">custom exception</text:span> if any of its letters is not alphabetic.</text:p>
      <text:p text:style-name="P8">…</text:p>
      <text:p text:style-name="P8">except (InvalidEntityError, InvalidTagContentError) as err:</text:p>
      <text:p text:style-name="P8"><text:tab/>if isinstance(err, InvalidNumericEntityError):</text:p>
      <text:p text:style-name="P8"><text:tab/><text:tab/>error = "invalid numeric entity"</text:p>
      <text:p text:style-name="P8"><text:tab/>elif isinstance(err, InvalidAlphaEntityError):</text:p>
      <text:p text:style-name="P8"><text:tab/><text:tab/>error = "invalid alphabetic entity"</text:p>
      <text:p text:style-name="P8"/>
      <text:p text:style-name="P8"><text:tab/>elif isinstance(err, InvalidTagContentError):</text:p>
      <text:p text:style-name="P8"><text:tab/><text:tab/>error = "invalid tag"</text:p>
      <text:p text:style-name="P8"><text:soft-page-break/><text:tab/>print("ERROR {0} in {1} on line {2} column {3}"</text:p>
      <text:p text:style-name="P8">.format(error, filename, lino, column))</text:p>
      <text:p text:style-name="P8"><text:tab/>if skip_on_first_error:</text:p>
      <text:p text:style-name="P8"><text:tab/><text:tab/>raise</text:p>
      <text:p text:style-name="P9">…</text:p>
      <text:p text:style-name="P3"><draw:frame text:anchor-type="paragraph" draw:z-index="31" draw:name="p172 jump" draw:style-name="gr5" draw:text-style-name="P30" svg:width="1.571cm" svg:height="1.89cm" svg:x="17cm" svg:y="0cm"><draw:text-box draw:corner-radius="0.199cm"><text:p text:style-name="P13"><text:span text:style-name="T11">isin­stance()</text:span></text:p><text:p text:style-name="P13"><text:span text:style-name="T12"><text:a xlink:href="#isinstance()" xlink:type="simple">254 ⮞</text:a></text:span></text:p></draw:text-box></draw:frame>If a parsing <text:span text:style-name="T1">exception</text:span> is raised we catch it in this <text:span text:style-name="Console">except</text:span> block. By using the <text:span text:style-name="T6">InvalidEntityError</text:span> base class, we catch both <text:span text:style-name="T6">InvalidNumericEntityError</text:span> and <text:span text:style-name="T6">InvalidAlphaEntityError</text:span> exceptions. We then use <text:span text:style-name="Console">isinstance()</text:span> to check which type of <text:span text:style-name="T1">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3">We could have used a separate <text:span text:style-name="T1">except</text:span> block for each of the three <text:span text:style-name="T1">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1">skip_on_first_error</text:span> is <text:span text:style-name="Console">False</text:span>, the program continues checking a file even after a parsing error has occurred; this can lead to multiple error messages being output for each file. If <text:span text:style-name="T1">skip_on_first_error</text:span> is <text:span text:style-name="Console">True</text:span>, once a parsing error has occurred, after the (one and only) error message is printed, <text:span text:style-name="Console">raise</text:span> is called to re-raise the <text:span text:style-name="T1">parsing exception</text:span> and the outer (per-file) <text:span text:style-name="Console">try</text:span> block is left to catch it.</text:p>
      <text:p text:style-name="P8">…</text:p>
      <text:p text:style-name="P8">elif state == PARSING_ENTITY:</text:p>
      <text:p text:style-name="P8"><text:tab/>raise EOFError("missing ';' at end of " + filename)</text:p>
      <text:p text:style-name="P9">…</text:p>
      <text:p text:style-name="P3">At the end of parsing a file, we need to check to see whether we have been left in the middle of an entity. If we have, we raise an <text:span text:style-name="T1">EOFError</text:span>, the built-in end-of-file <text:span text:style-name="T1">exception</text:span>, but give it our own message text. We could just as easily have raised a <text:span text:style-name="T1">custom exception</text:span>.</text:p>
      <text:p text:style-name="P38">except (InvalidEntityError, InvalidTagContentError):</text:p>
      <text:p text:style-name="P39"><text:tab/>pass # Already handled</text:p>
      <text:p text:style-name="P39">except EOFError as err:</text:p>
      <text:p text:style-name="P39"><text:tab/>print("ERROR unexpected <text:span text:style-name="T13">eof</text:span>:", err)</text:p>
      <text:p text:style-name="P39">except EnvironmentError as err:</text:p>
      <text:p text:style-name="P39"><text:tab/>print(err)</text:p>
      <text:p text:style-name="P39">finally:</text:p>
      <text:p text:style-name="P38"><text:tab/>if fh is not None:</text:p>
      <text:p text:style-name="P38"><text:tab/><text:tab/>fh.close()</text:p>
      <text:p text:style-name="P3">For the outer try block we have used separate <text:span text:style-name="Console">except</text:span> blocks since the behaviour we want varies. If we have a <text:span text:style-name="T1">parsing exception</text:span>, we know that an error message has already been output and the purpose is simply to break out of reading the file and to move on to the next file, so we don’t need to do anything in the <text:span text:style-name="T1">exception handler</text:span>. If we get an <text:span text:style-name="T1">EOFError</text:span> it could be caused by a genuine premature end of file or it could be the result of us raising the <text:span text:style-name="T1">exception</text:span> ourselves. In either case, we print an error message, and the <text:soft-page-break/><text:span text:style-name="T1">exception</text:span>’s text. If an <text:span text:style-name="T1">EnvironmentError</text:span> occurs (i.e., if an <text:span text:style-name="T1">IOError</text:span> or an <text:span text:style-name="T1">OSError</text:span> occurs), we simply print its message. And finally, no matter what, if the file was opened, we close it.</text:p>
      <text:h text:style-name="P4" text:outline-level="2"><draw:frame draw:style-name="fr2" draw:name="f04-03-h2" text:anchor-type="paragraph" svg:y="-0.25cm" svg:width="1.401cm" draw:z-index="46"><draw:text-box fo:min-height="0.741cm"><text:p text:style-name="P5">|||</text:p></draw:text-box></draw:frame>Custom Functions</text:h>
      <text:p text:style-name="P3">Functions are a means by which we can package up and parametrise functionality. Four kinds of functions can be created in Python: <text:span text:style-name="T1">global functions</text:span>, <text:span text:style-name="T1">local functions</text:span>, <text:span text:style-name="T1">lambda functions</text:span>, and <text:span text:style-name="T1">methods</text:span>.</text:p>
      <text:p text:style-name="P3">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3"><text:span text:style-name="T1">Local functions</text:span> (also called <text:span text:style-name="T1">nested functions</text:span>) are functions that are defined inside other functions. These functions are visible only to the function where they are defined; they are especially useful for creating small helper functions that have no use elsewhere. We first show them in Chapter 7 [123 ➤].</text:p>
      <text:p text:style-name="P3"><text:span text:style-name="T1">Lambda functions</text:span> are expressions, so they can be created at their point of use; however, they are much more limited than normal functions. <text:span text:style-name="T1">Methods</text:span> are functions that are associated with a particular data type and can be used only in conjunction with the data type—they are introduced in Chapter 6 [123 ➤] when we cover object-oriented programming.</text:p>
      <text:p text:style-name="P3">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6">Online Documentation</text:span>” (<text:a xlink:type="simple" xlink:href="#Online Documentation|frame" text:style-name="Internet_20_link" text:visited-style-name="Visited_20_Internet_20_Link"><text:span text:style-name="T14">174 ➤</text:span></text:a><text:span text:style-name="T14">)</text:span>.</text:p>
      <text:p text:style-name="P3">The general syntax for creating a (<text:span text:style-name="T1">global</text:span> or <text:span text:style-name="T1">local</text:span>) function is:</text:p>
      <text:p text:style-name="P8">def functionName(parameters):</text:p>
      <text:p text:style-name="P8"><text:tab/>suite</text:p>
      <text:p text:style-name="P18">The parameters are optional, and if there is more than one they are written as a sequence of comma-separated <text:span text:style-name="T1">identifiers</text:span>, or as a sequence of <text:span text:style-name="T1">identifier=value</text:span> pairs as we will discuss shortly. For example, here is a function that calculates the area of a triangle using Heron’s formul<draw:frame draw:style-name="fr10" draw:name="sidebar-04-01 Online Documentation" text:anchor-type="char" svg:x="0.011cm" svg:y="0.011cm" svg:width="17cm" style:rel-width="100%" draw:z-index="62"><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5">Windows</text:span> the documentation is supplied in the Windows help file format. Click <text:span text:style-name="T16">Start→All Programs→Python 3.x →Python Manuals</text:span> to launch the Windows help browser. This tool has both an Index and a Search function that makes finding documentation easy. <text:span text:style-name="T15">Unix</text:span> users have the documentation in <text:span text:style-name="T13">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1">Library Reference</text:span>, and for experienced users the <text:span text:style-name="T1">Global Module Index</text:span>. Both of these have links to pages covering Python’s entire standard library—and in the case of the <text:span text:style-name="T1">Library Reference</text:span>, links to pages covering all of Python’s built-in functionality as well.</text:p><text:p text:style-name="SideBar">It is well worth skimming through the documentation, particularly the <text:span text:style-name="T1">Library Reference</text:span> or the <text:span text:style-name="T1">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123 ➤]).)</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1">string</text:span> methods, and <text:span text:style-name="Inline_20_Code">dir(os)</text:span> lists all the <text:span text:style-name="Console">os</text:span> module’s constants and functions (again, providing the module has been imported).</text:p></draw:text-box></draw:frame>a:</text:p>
      <text:p text:style-name="P18"><text:soft-page-break/></text:p>
      <text:p text:style-name="P40"><text:soft-page-break/>def heron(a, b, c):</text:p>
      <text:p text:style-name="P41"><text:tab/>s = (a + b + c) / 2</text:p>
      <text:p text:style-name="P41"><text:tab/>return math.sqrt(s * (s - a) * (s - b) * (s – c))</text:p>
      <text:p text:style-name="P18">Inside the function, each parameter, <text:span text:style-name="Console">a</text:span>, <text:span text:style-name="Console">b</text:span>, and <text:span text:style-name="Console">c</text:span>, is initiali<text:span text:style-name="T17">s</text:span>ed with the corresponding value that was passed as an argument. When the function is called, we must supply all of the arguments, for example, heron(3, 4, 5). If we give too few or too many arguments, a <text:span text:style-name="T1">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18"><text:bookmark-start text:name="Return Statement"/>Every function in Python returns a value<text:bookmark-end text:name="Return Statement"/>, although it is perfectly acceptable (and common) to ignore the return value. The return value is either a single value or a <text:span text:style-name="T1">tuple</text:span> of values, and the values returned can be <text:span text:style-name="T1">collections</text:span>, so there are no practical limitations on what we can return. We can leave a function at any point by using the <text:span text:style-name="T1">return</text:span> statement. If we use <text:span text:style-name="T1">return</text:span> with no arguments, or if we don’t have a <text:span text:style-name="T1">return</text:span> statement at all, the function will return <text:span text:style-name="Console">None</text:span>. (In Chapter 6 [123 ➤] we will cover the <text:span text:style-name="T1">yield</text:span> statement which can be used instead of <text:span text:style-name="T1">return</text:span> in certain kinds of functions.)</text:p>
      <text:p text:style-name="P18">Some functions have parameters for which there can be a sensible default. For example, here is a function that counts the letters in a string, defaulting to the <text:span text:style-name="T13">ascii</text:span> letters:</text:p>
      <text:p text:style-name="P8">def letter_count(text, letters=string.<text:span text:style-name="T13">ascii</text:span>_letters):</text:p>
      <text:p text:style-name="P8"><text:tab/>letters = frozenset(letters)</text:p>
      <text:p text:style-name="P8"><text:tab/>count = 0</text:p>
      <text:p text:style-name="P8"><text:tab/>for char in text:</text:p>
      <text:p text:style-name="P8"><text:tab/><text:tab/>if char in letters:</text:p>
      <text:p text:style-name="P8"><text:tab/><text:tab/><text:tab/>count += 1</text:p>
      <text:p text:style-name="P8"><text:tab/>return count</text:p>
      <text:p text:style-name="P3">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text:bookmark-start text:name="keyword argument"/>or using a keyword argument (covered next)<text:bookmark-end text:name="keyword argument"/>, <text:span text:style-name="Inline_20_Code">letter_count("Maggie and Hopey", letters="aeiouAEIOU")</text:span>.</text:p>
      <text:p text:style-name="P3">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3"><text:soft-page-break/>Here is a tiny function that returns the string it is given, or if it is longer than the specified <text:span text:style-name="T1">length</text:span>, it returns a shortened version with an <text:span text:style-name="T1">indicator</text:span> added:</text:p>
      <text:p text:style-name="P22">def shorten(text, length=25, indicator="…"):</text:p>
      <text:p text:style-name="P8"><text:tab/>if len(text) &gt; length:</text:p>
      <text:p text:style-name="P8"><text:tab/><text:tab/>text = text[:length - len(indicator)] + indicator</text:p>
      <text:p text:style-name="P8"><text:tab/>return text</text:p>
      <text:p text:style-name="P3">Here are a few example calls:</text:p>
      <text:p text:style-name="P42">shorten("The Silkie")<text:tab/><text:tab/><text:tab/><text:tab/> <text:s/># returns: 'The Silkie'</text:p>
      <text:p text:style-name="P42">shorten(length=7, text="The Silkie")<text:tab/><text:tab/> <text:s/># returns: 'The …'</text:p>
      <text:p text:style-name="P42">shorten("The Silkie", indicator="&amp;", length=7) # returns: 'The Si&amp;'</text:p>
      <text:p text:style-name="P42">shorten("The Silkie", 7, "&amp;")<text:tab/><text:tab/><text:tab/> <text:s/># returns: 'The Si&amp;'</text:p>
      <text:p text:style-name="P3">Because both <text:span text:style-name="T1">length</text:span> and <text:span text:style-name="T1">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3"><draw:frame text:anchor-type="paragraph" draw:z-index="32" draw:name="p176 jump" draw:style-name="gr6" draw:text-style-name="P43" svg:width="1.571cm" svg:height="3.126cm" svg:x="-1.6cm" svg:y="0cm"><draw:text-box draw:corner-radius="0.199cm"><text:p text:style-name="P13"><text:span text:style-name="T2">Reading and writing text files sidebar</text:span></text:p><text:p><text:span text:style-name="T3"><text:a xlink:href="#Reading and Writing Text Files" xlink:type="simple">133 ⮜</text:a></text:span></text:p></draw:text-box></draw:frame>The difference between a <text:span text:style-name="T1">mandatory</text:span> parameter and an <text:span text:style-name="T1">optional</text:span> parameter is that a parameter with a default is <text:span text:style-name="T1">optional</text:span> (because Python can use the default), and a parameter with no default is <text:span text:style-name="T1">mandatory</text:span> (because Python cannot guess). The careful use of default values can simplify our code and make calls much cleaner. Recall that the built-in <text:span text:style-name="Console">open()</text:span> function has one <text:span text:style-name="T1">mandatory</text:span> argument (filename), and six <text:span text:style-name="T1">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18">open(filename, "r", None, "utf8", None, None, True)</text:span></text:span>. Another benefit of using keyword arguments is that they make function calls much more readable, particularly for Boolean arguments.</text:p>
      <text:p text:style-name="P3"><draw:frame draw:style-name="fr4" draw:name="yellow-warning-triangle-4" text:anchor-type="paragraph" svg:x="17.27cm" svg:y="0cm" svg:width="1.431cm" svg:height="1.439cm" draw:z-index="4"><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8">def append_if_even(x, lst=[]): # WRONG!</text:p>
      <text:p text:style-name="P8"><text:tab/><text:span text:style-name="T19">i</text:span>f x % 2 <text:span text:style-name="T19">=</text:span>= 0:</text:p>
      <text:p text:style-name="P8"><text:tab/><text:tab/><text:span text:style-name="T20">l</text:span>st.append(x)</text:p>
      <text:p text:style-name="P44"><text:tab/>return lst</text:p>
      <text:p text:style-name="P3">When this function is created the <text:span text:style-name="Console"><text:span text:style-name="T20">l</text:span></text:span><text:span text:style-name="Console">st</text:span> parameter is set to refer to a new <text:span text:style-name="T1">list</text:span>. And whenever this function is called with just the first parameter, the default <text:span text:style-name="T1">list</text:span> will be the one that was created at the same time as the function itself—so no new <text:span text:style-name="T1">list</text:span> is created. Normally, this is not the behaviour we want—we expect <text:soft-page-break/>a new empty <text:span text:style-name="T1">list</text:span> to be created each time the function is called with no second argument. Here is a new version of the function, this time using the correct idiom for default mutable arguments <text:span text:style-name="T21">(next page)</text:span>:</text:p>
      <text:p text:style-name="P8">def append_if_even(x, lst=None):</text:p>
      <text:p text:style-name="P8"><text:tab/>if lst is None:</text:p>
      <text:p text:style-name="P8"><text:tab/><text:tab/><text:span text:style-name="T20">l</text:span>st = []</text:p>
      <text:p text:style-name="P8"><text:tab/><text:span text:style-name="T19">i</text:span>f x % 2 <text:span text:style-name="T19">=</text:span>= 0:</text:p>
      <text:p text:style-name="P8"><text:span text:style-name="T20"><text:tab/><text:tab/>l</text:span>st.append(x)</text:p>
      <text:p text:style-name="P45"><text:tab/>return lst</text:p>
      <text:p text:style-name="P3">Here we create a new <text:span text:style-name="T1">list</text:span> every time the function is called without a <text:span text:style-name="T1">list</text:span> argument. And if a <text:span text:style-name="T1">list</text:span> argument is given, we use it, just the same as the previous version of the function. This idiom of having a default of <text:span text:style-name="Console">None</text:span> and creating a fresh object should be used for <text:span text:style-name="T1">dictionaries</text:span>, <text:span text:style-name="T1">lists</text:span>, <text:span text:style-name="T1">sets</text:span>, and any other mutable data types that we want to use as default arguments. Here is a slightly shorter version of the function which has exactly the same behaviour:</text:p>
      <text:p text:style-name="P8">def append_if_even(x, lst=None):</text:p>
      <text:p text:style-name="P8"><text:tab/>lst = [] if lst is None else lst</text:p>
      <text:p text:style-name="P8"><text:tab/>if x % 2 <text:span text:style-name="T19">=</text:span>= 0:</text:p>
      <text:p text:style-name="P8"><text:tab/><text:tab/><text:span text:style-name="T19">l</text:span>st.append(x)</text:p>
      <text:p text:style-name="P46"><text:tab/>return lst</text:p>
      <text:p text:style-name="P3">Using a conditional expression we can save a line of code for each parameter that has a mutable default argument.</text:p>
      <text:h text:style-name="P6" text:outline-level="3"><draw:frame draw:style-name="fr3" draw:name="f04-05-h3" text:anchor-type="paragraph" svg:y="-0.25cm" svg:width="1cm" draw:z-index="54"><draw:text-box fo:min-height="0.741cm"><text:p text:style-name="P7">||</text:p></draw:text-box></draw:frame>Names and Docstrings<text:note text:id="ftn2" text:note-class="footnote"><text:note-citation>2</text:note-citation><text:note-body><text:p text:style-name="P47"><text:span text:style-name="T22">Docstrings are well-documented by Python in </text:span><text:a xlink:type="simple" xlink:href="https://peps.python.org/pep-0257/" text:style-name="Internet_20_link" text:visited-style-name="Visited_20_Internet_20_Link"><text:span text:style-name="T22">PEP 257</text:span></text:a></text:p></text:note-body></text:note></text:h>
      <text:p text:style-name="P3">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48">Use a naming scheme, and use it consistently. In this book we use <text:span text:style-name="T1">UPPERCASE</text:span> for constants, <text:span text:style-name="T6">TitleCase</text:span> for classes (including exceptions), <text:span text:style-name="T1">camelCase</text:span> for <text:span text:style-name="T13">gui</text:span> (Graphical User Interface) functions and methods (covered in Chapter 15 [123 ➤]), and <text:span text:style-name="T1">lowercase</text:span> or <text:span text:style-name="T1">lowercase_with_underscores</text:span> for everything else.</text:p>
        </text:list-item>
        <text:list-item>
          <text:p text:style-name="P48">For all names, avoid abbreviations, unless they are both standardi<text:span text:style-name="T23">s</text:span>ed and widely used.</text:p>
        </text:list-item>
        <text:list-item>
          <text:p text:style-name="P48">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1">text</text:span> parameter in the <text:span text:style-name="Console">shorten()</text:span> example (➤ 177).</text:p>
        </text:list-item>
        <text:list-item>
          <text:p text:style-name="P49">Functions and methods should have names that say what they do or what they return (depending on their emphasis), but never how they do it—since that might change.</text:p>
        </text:list-item>
      </text:list>
      <text:p text:style-name="P50">Here are a few naming examples:</text:p>
      <text:p text:style-name="P8">def find(l, s, i=0):<text:tab/><text:tab/><text:tab/><text:tab/><text:tab/><text:tab/><text:tab/># BAD</text:p>
      <text:p text:style-name="P8">def linear_search(l, s, i=0):<text:tab/><text:tab/><text:tab/><text:tab/><text:tab/># BAD</text:p>
      <text:p text:style-name="P45">def first_index_of(sorted_name_list, name, start=0):<text:tab/># GOOD</text:p>
      <text:p text:style-name="P3">All three functions return the index position of the first occurrence of a name in a list of names, starting from the given starting index and using an algorithm that assumes the list is already sorted.</text:p>
      <text:list text:style-name="L2">
        <text:list-item>
          <text:p text:style-name="P51">The first one is bad because the name gives no clue as to what will be found, and its parameters (presumably) indicate the required types (list, string, integer) without indicating what they mean.</text:p>
        </text:list-item>
        <text:list-item>
          <text:p text:style-name="P51">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2">The third one is good because the function name says what is returned, and the parameter names clearly indicate what is expected.</text:p>
        </text:list-item>
      </text:list>
      <text:p text:style-name="P3">None of the functions have any way of indicating what happens if the name isn’t found—do they return, say, <text:span text:style-name="Console">-1</text:span>, or do they raise an <text:span text:style-name="T1">exception</text:span>? Somehow such information needs to be documented for users of the function.</text:p>
      <text:p text:style-name="P3">We can add documentation to any function by using a <text:span text:style-name="T1">docstring</text:span>—this is simply a string that comes immediately after the def line, and before the function’s code proper begins. For example, here is the <text:span text:style-name="Console">shorten()</text:span> function we saw earlier, but this time reproduced in full:</text:p>
      <text:p text:style-name="P53"><text:bookmark-start text:name="shorten()"/>def shorten<text:bookmark-end text:name="shorten()"/>(text, length=25, indicator="…"):</text:p>
      <text:p text:style-name="P42"><text:tab/>"""Returns text or a truncated copy with the indicator added</text:p>
      <text:p text:style-name="P42"/>
      <text:p text:style-name="P42"><text:tab/>text is any string; length is the maximum length of the returned</text:p>
      <text:p text:style-name="P42"><text:tab/>string (including any indicator); indicator is the string added at</text:p>
      <text:p text:style-name="P42"><text:tab/>the end to indicate that the text has been shortened</text:p>
      <text:p text:style-name="P42"/>
      <text:p text:style-name="P42">&gt;&gt;&gt; <text:span text:style-name="T24">shorten("Second Variety")</text:span></text:p>
      <text:p text:style-name="P42">'Second Variety'</text:p>
      <text:p text:style-name="P42">&gt;&gt;&gt; <text:span text:style-name="T24">shorten("Voices from the Street", 17)</text:span></text:p>
      <text:p text:style-name="P42">'Voices from th…'</text:p>
      <text:p text:style-name="P42">&gt;&gt;&gt; <text:span text:style-name="T24">shorten("Radio Free Albemuth", 10, "*")</text:span></text:p>
      <text:p text:style-name="P42">'Radio Fre*'</text:p>
      <text:p text:style-name="P42">"""</text:p>
      <text:p text:style-name="P42">if len(text) &gt; length:</text:p>
      <text:p text:style-name="P42"><text:tab/>text = text[:length - len(indicator)] + indicator</text:p>
      <text:p text:style-name="P54">return text</text:p>
      <text:p text:style-name="P3"><text:soft-page-break/>It is not unusual for a function or method’s documentation to be longer than the function itself. One convention is to make the first line of the <text:span text:style-name="T1">docstring</text:span> a brief one-line description, then have a blank line followed by a full description, and then to reproduce some examples as they would appear if typed in interactively.</text:p>
      <text:p text:style-name="P3">In Chapter 5 [123 ➤] and Chapter 9 [123 ➤] we will see how examples in function documentation can be used to provide unit tests.</text:p>
      <text:h text:style-name="P6" text:outline-level="3"><draw:frame draw:style-name="fr3" draw:name="f04-06-h3" text:anchor-type="paragraph" svg:y="-0.25cm" svg:width="1cm" draw:z-index="55"><draw:text-box fo:min-height="0.741cm"><text:p text:style-name="P7">||</text:p></draw:text-box></draw:frame><text:bookmark-start text:name="__RefHeading___Toc99907_3209572016"/><text:bookmark-start text:name="Argument and Parameter Unpacking"/>Argument and Parameter Unpacking<text:bookmark-end text:name="__RefHeading___Toc99907_3209572016"/><text:bookmark-end text:name="Argument and Parameter Unpacking"/></text:h>
      <text:p text:style-name="P3"><draw:frame text:anchor-type="paragraph" draw:z-index="39" draw:name="p179 jump" draw:style-name="gr7" draw:text-style-name="P14" svg:width="1.571cm" svg:height="2.758cm" svg:x="-1.6cm" svg:y="0cm"><draw:text-box draw:corner-radius="0.199cm"><text:p text:style-name="P13"><text:span text:style-name="T2">Se­­quence unpack­ing</text:span></text:p><text:p><text:span text:style-name="T3"><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1">list</text:span> and do the much simpler call, <text:span text:style-name="Inline_20_Code">heron(*sides)</text:span>. And if the <text:span text:style-name="T1">list</text:span> (or other sequence) has more items than the function has parameters, we can use slicing to extract exactly the right number of arguments.</text:p>
      <text:p text:style-name="P3">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8">def product(*args):</text:p>
      <text:p text:style-name="P8"><text:tab/>result = 1</text:p>
      <text:p text:style-name="P8"><text:tab/>for arg in args:</text:p>
      <text:p text:style-name="P8"><text:tab/><text:tab/>result *= arg</text:p>
      <text:p text:style-name="P9"><text:tab/>return result</text:p>
      <text:p text:style-name="P3">This function has one parameter called <text:span text:style-name="Console">args</text:span>. Having the <text:span text:style-name="Console">*</text:span> in front means that inside the function the <text:span text:style-name="Console">args</text:span> parameter will be a <text:span text:style-name="T1">tuple</text:span> with its items set to however many positional arguments are given. Here are a few example calls:</text:p>
      <text:p text:style-name="P8">product(1, 2, 3, 4)<text:tab/># args == (1, 2, 3, 4); returns: 24</text:p>
      <text:p text:style-name="P8">product(5, 3, 8)<text:tab/># args == (5, 3, 8); returns: 120</text:p>
      <text:p text:style-name="P8">product(11)<text:tab/><text:tab/># args == (11,); returns: 11</text:p>
      <text:p text:style-name="P3">We can have <text:span text:style-name="T1">keyword</text:span> arguments following <text:span text:style-name="T1">positional</text:span> arguments, as this function to calculate the sum of its arguments, each raised to the given power, shows:</text:p>
      <text:p text:style-name="P55">def sum_of_powers(*args, power=1):</text:p>
      <text:p text:style-name="P8"><text:tab/>result = 0</text:p>
      <text:p text:style-name="P8"><text:tab/>for arg in args:</text:p>
      <text:p text:style-name="P8"><text:tab/><text:tab/>result += arg ** power</text:p>
      <text:p text:style-name="P56"><text:tab/>return result</text:p>
      <text:p text:style-name="P3"><text:soft-page-break/>The function can be called with just <text:span text:style-name="T1">positional</text:span> arguments, for example, <text:span text:style-name="Inline_20_Code">sum_of_powers(1, 3, 5)</text:span>, or with both positional and keyword arguments, for example, <text:span text:style-name="Inline_20_Code">sum_of_powers(1, 3, 5, power=2)</text:span>.</text:p>
      <text:p text:style-name="P3">It is also possible to use <text:span text:style-name="Console">*</text:span> as a “<text:span text:style-name="T1">parameter</text:span>” in its own right. This is used to signify that there can be no <text:span text:style-name="T1">positional</text:span> arguments after the <text:span text:style-name="Console">*</text:span>, although <text:span text:style-name="T1">keyword</text:span> arguments are allowed. Here is a modified version of the <text:span text:style-name="Console">heron()</text:span> function. This time the function takes exactly three <text:span text:style-name="T1">positional</text:span> arguments, and has one optional <text:span text:style-name="T1">keyword</text:span> argument.</text:p>
      <text:p text:style-name="P8">def heron2(a, b, c, *, units="square meters"):</text:p>
      <text:p text:style-name="P8"><text:tab/>s = (a + b + c) / 2</text:p>
      <text:p text:style-name="P8"><text:tab/>area = math.sqrt(s * (s - a) * (s - b) * (s - c))</text:p>
      <text:p text:style-name="P8"><text:tab/>return "{0} {1}".format(area, units)</text:p>
      <text:p text:style-name="P3">Here are a few example calls:</text:p>
      <text:p text:style-name="P42">heron2(25, 24, 7)<text:tab/><text:tab/><text:tab/><text:tab/># returns: '84.0 square meters'</text:p>
      <text:p text:style-name="P42">heron2(41, 9, 40, units="sq. Inches")<text:tab/># returns: '180.0 sq. inches'</text:p>
      <text:p text:style-name="P42">heron2(25, 24, 7, "sq. inches")<text:tab/><text:tab/># WRONG! raises TypeError</text:p>
      <text:p text:style-name="P3">In the third call we have attempted to pass a fourth <text:span text:style-name="T1">positional</text:span> argument, but the <text:span text:style-name="Console">*</text:span> does not allow this and causes a <text:span text:style-name="T1">TypeError</text:span> to be raised.</text:p>
      <text:p text:style-name="P3">By making the <text:span text:style-name="Console">*</text:span> the first parameter we can prevent any <text:span text:style-name="T1">positional</text:span> arguments from being used, and force callers to use <text:span text:style-name="T1">keyword</text:span> arguments. Here is such a (fictitious) function’s signature:</text:p>
      <text:p text:style-name="P9">def print_setup(*, paper="Letter", copies=1, color=False):</text:p>
      <text:p text:style-name="P3">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1">positional</text:span> arguments, for example, <text:span text:style-name="Inline_20_Code">print_setup("A4")</text:span>, a <text:span text:style-name="T1">TypeError</text:span> will be raised.</text:p>
      <text:p text:style-name="P3">Just as we can unpack a sequence to populate a function’s <text:span text:style-name="T1">positional</text:span> arguments, we can also unpack a mapping using the <text:bookmark-start text:name="mapping unpacking operator"/>mapping unpacking operator, <text:span text:style-name="T1">asterisk asterisk</text:span><text:bookmark-end text:name="mapping unpacking operator"/> (<text:span text:style-name="Console">**</text:span>).<text:note text:id="ftn3"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8">options = dict(paper="A4", color=True)</text:p>
      <text:p text:style-name="P8">print_setup(**options)</text:p>
      <text:p text:style-name="P3">Here the options <text:span text:style-name="Console">dictionary</text:span>’s <text:span text:style-name="Console">key–value</text:span> pairs are unpacked with each key’s value being assigned to the parameter whose name is the same as the key. If the <text:span text:style-name="T1">dictionary</text:span> contains a key for which there is no corresponding parameter, a <text:span text:style-name="T1">TypeError</text:span> is raised. Any argument for which the <text:span text:style-name="T1">dictionary</text:span> has no <text:soft-page-break/>corresponding item is set to its default value—but if there is no default, a <text:span text:style-name="T1">TypeError</text:span> is raised.</text:p>
      <text:p text:style-name="P3">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8">def add_person_details(ssn, surname, **kwargs):</text:p>
      <text:p text:style-name="P8"><text:tab/>print("SSN =", ssn)</text:p>
      <text:p text:style-name="P8"><text:tab/>print("</text:p>
      <text:p text:style-name="P8"><text:tab/>surname =", surname)</text:p>
      <text:p text:style-name="P8"><text:tab/>for key in sorted(kwargs):</text:p>
      <text:p text:style-name="P8"><text:tab/><text:tab/>print(" <text:s text:c="3"/>{0} = {1}".format(key, kwargs[key]))</text:p>
      <text:p text:style-name="P3">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1">positional</text:span> arguments and a variable number of <text:span text:style-name="T1">keyword</text:span> arguments:</text:p>
      <text:p text:style-name="P57">def print_args(*args, **kwargs):</text:p>
      <text:p text:style-name="P54"><text:tab/>for i, arg in enumerate(args):</text:p>
      <text:p text:style-name="P54"><text:tab/><text:tab/>print("positional argument {0} = {1}".format(i, arg))</text:p>
      <text:p text:style-name="P54"><text:tab/>for key in kwargs:</text:p>
      <text:p text:style-name="P54"><text:tab/><text:tab/>print("keyword argument {0} = {1}".format(key, kwargs[key]))</text:p>
      <text:p text:style-name="P3">This function just prints the arguments it is given. It can be called with no arguments, or with any number of positional and keyword arguments.</text:p>
      <text:h text:style-name="P6" text:outline-level="3"><draw:frame draw:style-name="fr3" draw:name="f04-09-h3" text:anchor-type="paragraph" svg:y="-0.25cm" svg:width="1cm" draw:z-index="56"><draw:text-box fo:min-height="0.741cm"><text:p text:style-name="P7">||</text:p></draw:text-box></draw:frame>Accessing Variables in the Global Scope</text:h>
      <text:p text:style-name="P3">It is sometimes convenient to have a few global variables that are accessed by various functions in the program. This is usually okay for “<text:span text:style-name="T1">constants</text:span>”, but is not a good practice for variables, although for short one-off programs it isn’t always unreasonable.</text:p>
      <text:p text:style-name="P3">The digit_<text:span text:style-name="Filename">names.py</text:span> program takes an optional language (“<text:span text:style-name="T1">en</text:span>” or “<text:span text:style-name="T1">fr</text:span>”) and a number on the command line and outputs the names of each of the digits it is given. So if it is invoked with “123” on the command line, it will output “one two three”. The program has three global variables:</text:p>
      <text:p text:style-name="P58">Language = "en"</text:p>
      <text:p text:style-name="P32"/>
      <text:p text:style-name="P32">ENGLISH = {0: "zero", 1: "one", 2: "two", 3: "three", 4: "four",</text:p>
      <text:p text:style-name="P32"><text:tab/><text:tab/>5: "five", 6: "six", 7: "seven", 8: "eight", 9: "nine"}</text:p>
      <text:p text:style-name="P32">FRENCH = <text:s/>{0: "zéro", 1: "un", 2: "deux", 3: "trois", 4: "quatre",</text:p>
      <text:p text:style-name="P59"><text:tab/><text:tab/>5: "cinq", 6: "six", 7: "sept", 8: "huit", 9: "neuf"}</text:p>
      <text:p text:style-name="P25"><text:soft-page-break/>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8">def print_digits(digits):</text:p>
      <text:p text:style-name="P8"><text:tab/>dictionary = ENGLISH if Language == "en" else FRENCH</text:p>
      <text:p text:style-name="P8"><text:tab/>for digit in digits:</text:p>
      <text:p text:style-name="P8"><text:tab/><text:tab/>print(dictionary[int(digit)], end=" ")</text:p>
      <text:p text:style-name="P26"><text:tab/>print()</text:p>
      <text:p text:style-name="P60"><text:span text:style-name="T25">When Python encounters the </text:span><text:span text:style-name="Console"><text:span text:style-name="T25">Language</text:span></text:span><text:span text:style-name="T25"> variable in this function it looks in the local (function) scope and doesn’t find it. So it then looks in the global (</text:span><text:span text:style-name="Filename"><text:span text:style-name="T25">.py</text:span></text:span><text:span text:style-name="T25"> file) scope, and finds it there. The end keyword argument used with the first </text:span><text:span text:style-name="Console"><text:span text:style-name="T25">print()</text:span></text:span><text:span text:style-name="T25"> call is explained in the sidebar “</text:span><text:span text:style-name="T26">The print() Function</text:span><text:span text:style-name="T25">” (</text:span><text:a xlink:type="simple" xlink:href="#The print() Function|frame" text:style-name="Internet_20_link" text:visited-style-name="Visited_20_Internet_20_Link"><text:span text:style-name="T27">183 ➤</text:span></text:a><text:span text:style-name="T25">).</text:span></text:p>
      <text:p text:style-name="P25"><draw:frame draw:style-name="fr11" draw:name="sidebar-04-02 The print() Function" text:anchor-type="paragraph" svg:x="0cm" svg:y="0.325cm" svg:width="17cm" style:rel-width="100%" svg:height="10.478cm" style:rel-height="scale-min" draw:z-index="63"><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1">sep</text:span>, <text:span text:style-name="T1">end</text:span>, and <text:span text:style-name="T1">file</text:span>. All the keyword arguments have defaults. The <text:span text:style-name="T1">sep</text:span> parameter’s default is a space; if two or more positional arguments are given, each is printed with the <text:span text:style-name="T1">sep</text:span> in between, but if there is just one positional argument this parameter does nothing. The <text:span text:style-name="T1">end</text:span> parameter’s default is <text:span text:style-name="Console">\n</text:span>, which is why a newline is printed at the end of calls to <text:span text:style-name="Console">print()</text:span>. The file parameter’s default is <text:span text:style-name="T1">sys.stdout</text:span>, the standard output stream, which is usually the console.</text:p><text:p text:style-name="SideBar">Any of the keyword arguments can be given the values we want instead of using the defaults. For example, <text:span text:style-name="T1">file</text:span> can be set to a file object that is open for writing or appending, and both <text:span text:style-name="T1">sep</text:span> and <text:span text:style-name="T1">end</text:span> can be set to other strings, including the empty string.</text:p><text:p text:style-name="SideBar">If we need to print several items on the same line, one common pattern is to print the items using <text:span text:style-name="Console">print()</text:span> calls where <text:span text:style-name="T1">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14">H</text:span>ere is the code from the program’s <text:span text:style-name="Console">main()</text:span> function. It changes the <text:span text:style-name="T1">Language</text:span> variable’s value if necessary, and calls <text:span text:style-name="Console">print_digits()</text:span> to produce the output:</text:p>
      <text:p text:style-name="P32">def main():</text:p>
      <text:p text:style-name="P32"><text:tab/>if len(sys.argv) == 1 or sys.argv[1] in {"-h", "“—help"}:</text:p>
      <text:p text:style-name="P32"><text:tab/><text:tab/>print("usage: {0} [en|fr] number". format(sys.argv[0]))</text:p>
      <text:p text:style-name="P32"><text:tab/>sys.exit()</text:p>
      <text:p text:style-name="P32"/>
      <text:p text:style-name="P32"><text:tab/>args = sys.argv[1:]</text:p>
      <text:p text:style-name="P32"/>
      <text:p text:style-name="P32"><text:tab/>if args[0] in {"en", “fr"}:</text:p>
      <text:p text:style-name="P32"><text:soft-page-break/><text:tab/><text:tab/>global Language</text:p>
      <text:p text:style-name="P32"><text:tab/><text:tab/>Language = args.pop(0)</text:p>
      <text:p text:style-name="P61"><text:tab/>print_digits(args.pop(®))</text:p>
      <text:p text:style-name="P62">What stands out here is the use of the <text:span text:style-name="T1">global</text:span> statement. This statement is used to tell Python that a variable exists at the global (file) scope, and that assignments to the variable should be applied to the <text:span text:style-name="T1">global</text:span> variable, rather than cause a local variable of the same name to be created.</text:p>
      <text:p text:style-name="P25"><draw:frame draw:style-name="fr4" draw:name="yellow-warning-triangle-5" text:anchor-type="paragraph" svg:x="-1.75cm" svg:y="0cm" svg:width="1.431cm" svg:height="1.439cm" draw:z-index="5"><draw:image xlink:href="Pictures/10000001000003480000032055A04AFF.png" xlink:type="simple" xlink:show="embed" xlink:actuate="onLoad" draw:mime-type="image/png"/></draw:frame><text:span text:style-name="T25">If we did not use the </text:span><text:span text:style-name="T28">global</text:span><text:span text:style-name="T25"> statement the program would run, but when Python encountered the </text:span><text:span text:style-name="T28">Language</text:span><text:span text:style-name="T25"> variable in the </text:span><text:span text:style-name="Console"><text:span text:style-name="T25">if</text:span></text:span><text:span text:style-name="T25"> statement it would look for it in the local (function) scope, and not finding it would create a new local variable called </text:span><text:span text:style-name="T28">Language</text:span><text:span text:style-name="T25">, leaving the global </text:span><text:span text:style-name="T28">Language</text:span><text:span text:style-name="T25"> unchanged. This subtle bug would show up as an error only when the program was run with the “</text:span><text:span text:style-name="T28">fr</text:span><text:span text:style-name="T25">” argument, because then the local </text:span><text:span text:style-name="T28">Language</text:span><text:span text:style-name="T25"> variable would be created and set to “</text:span><text:span text:style-name="T28">fr</text:span><text:span text:style-name="T25">”, but the </text:span><text:span text:style-name="T28">global</text:span><text:span text:style-name="T25"> </text:span><text:span text:style-name="T28">Language</text:span><text:span text:style-name="T25"> variable used in the </text:span><text:span text:style-name="Console"><text:span text:style-name="T25">print_digits()</text:span></text:span><text:span text:style-name="T25"> function would remain unchanged as “</text:span><text:span text:style-name="T28">en</text:span><text:span text:style-name="T25">”.</text:span></text:p>
      <text:p text:style-name="P62">For non-trivial programs it is best not to use <text:span text:style-name="T1">global</text:span> variables except as constants, in which case there is no need to use the <text:span text:style-name="T1">gl</text:span><text:span text:style-name="T29">o</text:span><text:span text:style-name="T1">bal</text:span> statement.</text:p>
      <text:h text:style-name="P63" text:outline-level="3"><draw:frame draw:style-name="fr3" draw:name="f04-07-h3" text:anchor-type="paragraph" svg:y="-0.25cm" svg:width="1cm" draw:z-index="61"><draw:text-box fo:min-height="0.741cm"><text:p text:style-name="P7">||</text:p></draw:text-box></draw:frame><text:bookmark-start text:name="__RefHeading___Toc72663_342937816"/>Lambda Functions<text:bookmark-end text:name="__RefHeading___Toc72663_342937816"/></text:h>
      <text:p text:style-name="P25"><text:span text:style-name="T1">Lambda</text:span> functions are functions created using the following syntax:</text:p>
      <text:p text:style-name="P9">lambda parameters: expression</text:p>
      <text:p text:style-name="P64"><draw:frame text:anchor-type="paragraph" draw:z-index="33" draw:name="p183 jump" draw:style-name="gr8" draw:text-style-name="P30" svg:width="1.571cm" svg:height="2.266cm" svg:x="17cm" svg:y="0cm"><draw:text-box draw:corner-radius="0.199cm"><text:p text:style-name="P13"><text:span text:style-name="T11">Genera­tor functions</text:span></text:p><text:p text:style-name="P13"><text:span text:style-name="T12"><text:a xlink:href="#Generator Functions" xlink:type="simple">290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1">lambda</text:span> expression is an anonymous function. When a <text:span text:style-name="T1">lambda</text:span> function is called it returns the result of computing the expression as its result. If the expression is a <text:span text:style-name="T1">tuple</text:span> it should be enclosed in parentheses.</text:p>
      <text:p text:style-name="P3">Here is a simple <text:span text:style-name="T1">lambda</text:span> function for adding an <text:span text:style-name="Console">s</text:span> (or not) depending on whether its argument is <text:span text:style-name="Console">1</text:span>:</text:p>
      <text:p text:style-name="P8">s = lambda x: "" if x == 1 else "s"</text:p>
      <text:p text:style-name="P64">The <text:span text:style-name="T1">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64"><text:soft-page-break/><text:span text:style-name="T1">Lambda</text:span> functions are often used as the key function for the built-in <text:span text:style-name="Console">sorted()</text:span> function and for the <text:span text:style-name="Console">list.sort()</text:span> method. Suppose we have a <text:span text:style-name="T1">list</text:span> of elements as <text:span text:style-name="T1">3-tuples</text:span> of (group, number, name), and we wanted to sort this <text:span text:style-name="T1">list</text:span> in various ways. Here is an example of such a <text:span text:style-name="T1">list</text:span>:</text:p>
      <text:p text:style-name="P65">elements = [(2, 12, "Mg"), (1, 11, "Na"), (1, 3, "Li"), (2, 4, "Be")]</text:p>
      <text:p text:style-name="P3">If we sort this list, we get this result:</text:p>
      <text:p text:style-name="P8">[(1, 3, 'Li'), (1, 11, 'Na'), (2, 4, 'Be'), (2, 12, 'Mg')]</text:p>
      <text:p text:style-name="P3"><draw:frame text:anchor-type="paragraph" draw:z-index="34" draw:name="p184 jump" draw:style-name="gr9" draw:text-style-name="P14" svg:width="1.571cm" svg:height="1.941cm" svg:x="-1.6cm" svg:y="0cm"><draw:text-box draw:corner-radius="0.199cm"><text:p text:style-name="P13"><text:span text:style-name="T2">sorted()</text:span></text:p><text:p><text:span text:style-name="T3"><text:a xlink:href="#sorted() 1" xlink:type="simple">142</text:a></text:span><text:span text:style-name="T3">,</text:span></text:p><text:p><text:span text:style-name="T3"><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1">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1">lambda</text:span> function:</text:p>
      <text:p text:style-name="P8">elements.sort(key=lambda e: (e[1], e[2]))</text:p>
      <text:p text:style-name="P3">Here the key function is <text:span text:style-name="Console">lambda e: (e[1], e[2])</text:span> with <text:span text:style-name="Console">e</text:span> being each <text:span text:style-name="T1">3-tuple</text:span> element in the <text:span text:style-name="T1">list</text:span>. The parentheses around the <text:span text:style-name="T1">lambda</text:span> expression are required when the expression is a <text:span text:style-name="T1">tuple</text:span> and the <text:span text:style-name="T1">lambda</text:span> function is created as a function’s argument. We could use slicing to achieve the same effect:</text:p>
      <text:p text:style-name="P9">elements.sort(key=lambda e: e[1:3])</text:p>
      <text:p text:style-name="P3">A slightly more elaborate version gives us sorting in case-insensitive name, number order:</text:p>
      <text:p text:style-name="P9">elements.sort(key=lambda e: (e[2].lower(), e[1]))</text:p>
      <text:p text:style-name="P3">Here are two equivalent ways to create a function that calculates the area of a triangle using the conventional <text:span text:style-name="T30">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6"><text:span text:style-name="Console"><text:span text:style-name="T31">area = lambda b, h: 0.5 * b * h</text:span></text:span></text:p>
          </table:table-cell>
          <table:table-cell table:style-name="equivalenceCode-14.B1" office:value-type="string">
            <text:p text:style-name="P66"><text:span text:style-name="Console"><text:span text:style-name="T31">def area(b, h):</text:span></text:span></text:p>
            <text:p text:style-name="P66"><text:span text:style-name="Console"><text:span text:style-name="T31">return 0.5 * b * h</text:span></text:span></text:p>
          </table:table-cell>
        </table:table-row>
      </table:table>
      <text:p text:style-name="P3">We can call <text:span text:style-name="Inline_20_Code">area(6, 5)</text:span>, whether we created the function using a <text:span text:style-name="T1">lambda</text:span> expression or using a def statement, and the result will be the same.</text:p>
      <text:p text:style-name="P3"><draw:frame text:anchor-type="paragraph" draw:z-index="26" draw:name="p184 jump 2" draw:style-name="gr10" draw:text-style-name="P14" svg:width="1.571cm" svg:height="2.28cm" svg:x="-1.6cm" svg:y="-0.305cm"><draw:text-box draw:corner-radius="0.199cm"><text:p text:style-name="P13"><text:span text:style-name="T2">Default diction­aries</text:span></text:p><text:p><text:span text:style-name="T3"><text:a xlink:href="#0.0.0.Default Dictionaries|outline" xlink:type="simple">136 ⮜</text:a></text:span></text:p></draw:text-box></draw:frame>Another neat use of <text:span text:style-name="T1">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8"><text:soft-page-break/>minus_one_dict <text:s/>= collections.defaultdict(lambda: -1)</text:p>
      <text:p text:style-name="P8">point_zero_dict = collections.defaultdict(lambda: (0, 0))</text:p>
      <text:p text:style-name="P8">message_dict <text:s text:c="3"/>= collections.defaultdict(lambda:</text:p>
      <text:p text:style-name="P8"><text:s text:c="37"/>"No message available")</text:p>
      <text:p text:style-name="P3">If we access the <text:span text:style-name="Console">minus_one_dict</text:span> with a non-existent key, a new item will be created with the given <text:span text:style-name="T1">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1">No message available</text:span>” string.</text:p>
      <text:h text:style-name="P6" text:outline-level="3"><draw:frame draw:style-name="fr3" draw:name="f04-08-h3" text:anchor-type="paragraph" svg:y="-0.25cm" svg:width="1cm" draw:z-index="57"><draw:text-box fo:min-height="0.741cm"><text:p text:style-name="P7">||</text:p></draw:text-box></draw:frame>Assertions</text:h>
      <text:p text:style-name="P3">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123 ➤]. Another way is to state the preconditions and postconditions and to indicate an error if any of these are not met. Ideally, we should use tests and also state preconditions and postconditions.</text:p>
      <text:p text:style-name="P3">Preconditions and postconditions can be specified using <text:span text:style-name="T1">assert</text:span> statements, which have the syntax:</text:p>
      <text:p text:style-name="P9">assert boolean_expression, optional_expression</text:p>
      <text:p text:style-name="P3">If the <text:span text:style-name="Console">boolean_expression</text:span> evaluates to <text:span text:style-name="Console">False</text:span> an <text:span text:style-name="T1">AssertionError</text:span> exception is raised. If the optional <text:span text:style-name="Console">optional_expression</text:span> is given, it is used as the argument to the <text:span text:style-name="T1">AssertionError</text:span> exception—this is useful for providing error messages. Note, though, that <text:span text:style-name="T1">assertions</text:span> are designed for developers, not end-users. Problems that occur in normal program use such as missing files or invalid command-line arguments should be handled by other means, such as providing an error or log message.</text:p>
      <text:p text:style-name="P3">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67"><text:span text:style-name="Console"><text:span text:style-name="T32">def product(*args): #pessimistic</text:span></text:span></text:p>
            <text:p text:style-name="P66"><text:span text:style-name="Console"><text:span text:style-name="T32"><text:s text:c="3"/>assert all(args), "0 argument"</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return result</text:span></text:span></text:p>
          </table:table-cell>
          <table:table-cell table:style-name="equivalenceCode-15.B1" office:value-type="string">
            <text:p text:style-name="P66"><text:span text:style-name="Console"><text:span text:style-name="T32">def product(*args): # optimistic</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assert result, "0 argument"</text:span></text:span></text:p>
            <text:p text:style-name="P66"><text:span text:style-name="Console"><text:span text:style-name="T32"><text:s text:c="3"/>return result</text:span></text:span></text:p>
          </table:table-cell>
        </table:table-row>
      </table:table>
      <text:p text:style-name="P3"><text:soft-page-break/>The “<text:span text:style-name="T1">pessimistic</text:span>” version on the left checks all the arguments (or up to the first <text:span text:style-name="Console">0</text:span> argument) on every call. The “<text:span text:style-name="T1">optimistic</text:span>” version on the right just checks the result; after all, if any argument was <text:span text:style-name="Console">0</text:span>, then the result will be <text:span text:style-name="Console">0</text:span>.</text:p>
      <text:p text:style-name="P3">If one of these product() functions is called with a 0 argument an <text:span text:style-name="T1">AssertionError</text:span> exception will be raised, and output similar to the following will be written to the error stream (<text:span text:style-name="T1">sys.stderr</text:span>, usually the console):</text:p>
      <text:p text:style-name="P20">Traceback (most recent call last):</text:p>
      <text:p text:style-name="P68">File "program.py", line 456, in &lt;module&gt;</text:p>
      <text:p text:style-name="P68"><text:tab/>x = product(1, 2, 0, 4, 8)</text:p>
      <text:p text:style-name="P68">File "program.py", line 452, in product</text:p>
      <text:p text:style-name="P68"><text:tab/>assert result, "0 argument"</text:p>
      <text:p text:style-name="P46">AssertionError: 0 argument</text:p>
      <text:p text:style-name="P3">Python automatically provides a traceback that gives the filename, function, and line number, as well as the error message we specified.</text:p>
      <text:p text:style-name="P3">Once a program is ready for public release (and of course passes all its tests and does not violate any <text:span text:style-name="T1">assertions</text:span>), what do we do about the <text:span text:style-name="T1">assert</text:span> statements?</text:p>
      <text:p text:style-name="P3">We can tell Python not to execute <text:span text:style-name="T1">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1">.py</text:span></text:span>. Another approach is to set the <text:span text:style-name="T1">PYTHONOPTIMIZE</text:span> environment variable to <text:span text:style-name="Console">O</text:span>. If the <text:span text:style-name="T1">docstrings</text:span> are of no use to our users (and normally they wouldn’t be), we can use the <text:span text:style-name="Console">-OO</text:span> option which in effect strips out both <text:span text:style-name="T1">assert</text:span> statements and <text:span text:style-name="T1">docstrings</text:span>: Note that there is no environment variable for setting this option. Some developers take a simpler approach: They produce a copy of their program with all <text:span text:style-name="T1">assert</text:span> statements commented out, and providing this passes their tests, they release the <text:span text:style-name="T1">assertion</text:span>-free version.</text:p>
      <text:h text:style-name="P4" text:outline-level="2"><draw:frame draw:style-name="fr2" draw:name="f04-04-h2" text:anchor-type="paragraph" svg:y="-0.25cm" svg:width="1.401cm" draw:z-index="47"><draw:text-box fo:min-height="0.741cm"><text:p text:style-name="P5">|||</text:p></draw:text-box></draw:frame>Example: make_html_skeleton.py</text:h>
      <text:p text:style-name="P3">In this section we draw together some of the techniques covered in this chapter and show them in the context of a complete example program.</text:p>
      <text:p text:style-name="P3">Very small Web sites are often created and maintained by hand. One way to make this slightly more convenient is to have a program that can generate skeleton <text:span text:style-name="T13">html</text:span> files that can later be fleshed out with content. The make_<text:span text:style-name="Filename">html_skeleton.py</text:span> program is an interactive program that prompts the user for various details and then creates a skeleton <text:span text:style-name="T13">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3">(below)</text:span>:</text:p>
      <text:p text:style-name="P8"><text:soft-page-break/>make_HTML_skeleton.py</text:p>
      <text:p text:style-name="P8"/>
      <text:p text:style-name="P8">Make <text:span text:style-name="T5">HTML</text:span> Skeleton</text:p>
      <text:p text:style-name="P8"/>
      <text:p text:style-name="P8">Enter your name (for copyright): Harold Pinter</text:p>
      <text:p text:style-name="P8">Enter copyright year [2008]: 2009</text:p>
      <text:p text:style-name="P8">Enter filename: career-synopsis</text:p>
      <text:p text:style-name="P8">Enter title: Career Synopsis</text:p>
      <text:p text:style-name="P8">Enter description (optional): synopsis of the career of Harold Pinter</text:p>
      <text:p text:style-name="P8">Enter a keyword (optional): playwright</text:p>
      <text:p text:style-name="P8">Enter a keyword (optional): actor</text:p>
      <text:p text:style-name="P8">Enter a keyword (optional): activist</text:p>
      <text:p text:style-name="P8">Enter a keyword (optional):</text:p>
      <text:p text:style-name="P8">Enter the stylesheet filename (optional): style</text:p>
      <text:p text:style-name="P8">Saved skeleton career-synopsis.html</text:p>
      <text:p text:style-name="P8"/>
      <text:p text:style-name="P8">Create another (y/n)? [y]:</text:p>
      <text:p text:style-name="P8"/>
      <text:p text:style-name="P8">Make <text:span text:style-name="T5">HTML</text:span> Skeleton</text:p>
      <text:p text:style-name="P8"/>
      <text:p text:style-name="P8">Enter your name (for copyright) [Harold Pinter]:</text:p>
      <text:p text:style-name="P8">Enter copyright year [2009]:</text:p>
      <text:p text:style-name="P8">Enter filename:</text:p>
      <text:p text:style-name="P8">Cancelled</text:p>
      <text:p text:style-name="P9">Create another (y/n)? [y]: n</text:p>
      <text:p text:style-name="P3">Notice that for the second skeleton the name and year had as their defaults the values entered previously, so they did not need to be retyped. But no default for the filename is provided, so when that was not given the skeleton was cancelled.</text:p>
      <text:p text:style-name="P3">Now that we have seen how the program is used, we are ready to study the code. The program begins with two imports:</text:p>
      <text:p text:style-name="P8">import datetime</text:p>
      <text:p text:style-name="P9">import xml.<text:span text:style-name="T13">sax</text:span>.saxutils</text:p>
      <text:p text:style-name="P3">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5">sax</text:span></text:span><text:span text:style-name="Console">.saxutils</text:span> module has a useful <text:span text:style-name="Console">xml.</text:span><text:span text:style-name="Console"><text:span text:style-name="T5">sax</text:span></text:span><text:span text:style-name="Console">.saxutils.escape()</text:span> function that takes a string and returns an equivalent string with the special <text:span text:style-name="T13">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3">Three global strings are defined; these are used as templates <text:span text:style-name="T34">(below)</text:span>.</text:p>
      <text:p text:style-name="P32">COPYRIGHT_TEMPLATE = "Copyright (c) {0} {1}. All rights reserved."</text:p>
      <text:p text:style-name="P32"/>
      <text:p text:style-name="P32">STYLESHEET_TEMPLATE = ('&lt;link rel="stylesheet" type="text/css" ' 'media="all" href="{0}" /&gt;\n')</text:p>
      <text:p text:style-name="P32"/>
      <text:p text:style-name="P32"><text:span text:style-name="T5">HTML</text:span>_TEMPLATE = """&lt;?xml version="1.0"?&gt;</text:p>
      <text:p text:style-name="P32">&lt;!DOCTYPE html PUBLIC "-//W3C//DTD <text:span text:style-name="T13">xhtml</text:span> 1.0 Strict//EN" \</text:p>
      <text:p text:style-name="P32">"http://www.w3.org/TR/xhtml1/DTD/xhtml1-strict.dtd"&gt;</text:p>
      <text:p text:style-name="P32">&lt;html xmlns="http://www.w3.org/1999/xhtml" <text:span text:style-name="T5">lang</text:span>="en" xml:<text:span text:style-name="T5">lang</text:span>="en"&gt;</text:p>
      <text:p text:style-name="P32"><text:soft-page-break/>&lt;head&gt;</text:p>
      <text:p text:style-name="P32">&lt;title&gt;{title}&lt;/title&gt;</text:p>
      <text:p text:style-name="P32">&lt;!-- {copyright} --&gt;</text:p>
      <text:p text:style-name="P32">&lt;meta name="Description" content="{description}" /&gt;</text:p>
      <text:p text:style-name="P32">&lt;meta name="Keywords" content="{keywords}" /&gt;</text:p>
      <text:p text:style-name="P32">&lt;meta equiv="content-type" content="text/html; charset=<text:span text:style-name="T5">utf</text:span><text:span text:style-name="T13">-8</text:span>" /&gt;</text:p>
      <text:p text:style-name="P32">{stylesheet}\</text:p>
      <text:p text:style-name="P32">&lt;/head&gt;</text:p>
      <text:p text:style-name="P32">&lt;body&gt;</text:p>
      <text:p text:style-name="P32"/>
      <text:p text:style-name="P32">&lt;/body&gt;</text:p>
      <text:p text:style-name="P32">&lt;/html&gt;</text:p>
      <text:p text:style-name="P32">"""</text:p>
      <text:p text:style-name="P25"><draw:frame text:anchor-type="paragraph" draw:z-index="35" draw:name="p188 jump" draw:style-name="gr1" draw:text-style-name="P14" svg:width="1.571cm" svg:height="1.902cm" svg:x="-1.6cm" svg:y="0cm"><draw:text-box draw:corner-radius="0.199cm"><text:p text:style-name="P13"><text:span text:style-name="T2">str.­format()</text:span></text:p><text:p><text:span text:style-name="T3"><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5">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8">class CancelledError(Exception): pass</text:p>
      <text:p text:style-name="P25">One custom <text:span text:style-name="T1">exception</text:span> is defined; we will see it in use when we look at a couple of the program’s functions.</text:p>
      <text:p text:style-name="P25">The program’s <text:span text:style-name="Console">main()</text:span> function is used to set up some initial information, and to provide a loop. On each iteration the user has the chance to enter some information for the <text:span text:style-name="T13">html</text:span> page they want generated, and after each one they are given the chance to finish.</text:p>
      <text:p text:style-name="P42">def main():</text:p>
      <text:p text:style-name="P42"><text:tab/>information = dict(name=None, year=datetime.date.today().year,</text:p>
      <text:p text:style-name="P42"><text:s text:c="25"/>filename=None, title=None, description=None,</text:p>
      <text:p text:style-name="P42"><text:s text:c="25"/>keywords=None, stylesheet=None)</text:p>
      <text:p text:style-name="P42"><text:tab/>while True:</text:p>
      <text:p text:style-name="P42"><text:tab/><text:tab/>try:</text:p>
      <text:p text:style-name="P42"><text:tab/><text:tab/><text:tab/>print("\nMake HTML Skeleton\n")</text:p>
      <text:p text:style-name="P42"><text:tab/><text:tab/><text:tab/>populate_information(information)</text:p>
      <text:p text:style-name="P42"><text:tab/><text:tab/><text:tab/>make_html_skeleton(**information)</text:p>
      <text:p text:style-name="P42"><text:tab/><text:tab/>except CancelledError:</text:p>
      <text:p text:style-name="P42"><text:tab/><text:tab/><text:tab/>print("Cancelled")</text:p>
      <text:p text:style-name="P42"><text:tab/><text:tab/>if (get_string("\nCreate another (y/n)?", default="y").lower()</text:p>
      <text:p text:style-name="P42"><text:s text:c="25"/>not in {"y", "yes"}):</text:p>
      <text:p text:style-name="P57"><text:tab/><text:tab/><text:tab/>break</text:p>
      <text:p text:style-name="P25">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5">Inside the while loop the program prints a title, then calls the <text:span text:style-name="Console">populate_information()</text:span> function with the information <text:span text:style-name="T1">dictionary</text:span>. This <text:span text:style-name="T1">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1">dictionary</text:span>.</text:p>
      <text:p text:style-name="P3"><text:soft-page-break/>If the user cancels, for example, by not providing mandatory information, the program prints out “<text:span text:style-name="T1">Cancelled</text:span>”. At the end of each iteration (whether cancelled or not), the user is asked whether they want to create another skeleton—if they don’t, we break out of the loop and the program terminates.</text:p>
      <text:p text:style-name="P8">def populate_information(information):</text:p>
      <text:p text:style-name="P8"><text:tab/>name = get_string("Enter your name (for copyright)",</text:p>
      <text:p text:style-name="P8"><text:tab/> <text:s text:c="17"/>"name", information["name"])</text:p>
      <text:p text:style-name="P8"><text:tab/>if not name:</text:p>
      <text:p text:style-name="P8"><text:tab/><text:tab/>raise CancelledError()</text:p>
      <text:p text:style-name="P8"><text:tab/>year = get_integer("Enter copyright year", "year",</text:p>
      <text:p text:style-name="P8"><text:tab/> <text:s text:c="18"/>information["year"], 2000,</text:p>
      <text:p text:style-name="P8"><text:tab/> <text:s text:c="18"/>datetime.date.today().year + 1, True)</text:p>
      <text:p text:style-name="P8"><text:tab/>if year == 0:</text:p>
      <text:p text:style-name="P8"><text:tab/><text:tab/>raise CancelledError()</text:p>
      <text:p text:style-name="P8"><text:tab/>filename = get_string("Enter filename", “filename")</text:p>
      <text:p text:style-name="P8"><text:tab/>if not filename:</text:p>
      <text:p text:style-name="P8"><text:tab/><text:tab/>raise CancelledError()</text:p>
      <text:p text:style-name="P8"><text:tab/>if not filename.endswith((".htm", “.html")):</text:p>
      <text:p text:style-name="P8"><text:tab/><text:tab/>filename += ".html"</text:p>
      <text:p text:style-name="P8"><text:tab/>…</text:p>
      <text:p text:style-name="P9"><text:tab/>information.update(name=name, year=year,</text:p>
      <text:p text:style-name="P27"><text:tab/>filename=filename, title=title, description=description,</text:p>
      <text:p text:style-name="P27"><text:tab/>keywords=keywords, stylesheet=stylesheet)</text:p>
      <text:p text:style-name="P3">We have omitted the code for getting the title and description texts, <text:span text:style-name="T13">html</text:span> keywords, and the stylesheet file. All of them use the <text:span text:style-name="Console">get_string()</text:span> function that we will look at shortly. It is sufficient to note that this function takes a message prompt, the “<text:span text:style-name="T1">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3"><text:span text:style-name="T35">At the end we update the information </text:span><text:span text:style-name="T36">dictionary</text:span><text:span text:style-name="T35"> with the new values using </text:span><text:span text:style-name="T36">keyword</text:span><text:span text:style-name="T35"> arguments. For each </text:span><text:span text:style-name="Console"><text:span text:style-name="T37">key=value</text:span></text:span><text:span text:style-name="T35"> pair the key is the name of a key in the </text:span><text:span text:style-name="T36">dictionary</text:span><text:span text:style-name="T35"> whose value will be replaced with the given value—and in this case each value is a variable with the same name as the corresponding key in the </text:span><text:span text:style-name="T36">dictionary</text:span><text:span text:style-name="T35">.</text:span></text:p>
      <text:p text:style-name="P3"><draw:frame draw:style-name="fr4" draw:name="yellow-warning-triangle-6" text:anchor-type="paragraph" svg:x="-1.73cm" svg:y="2.57cm" svg:width="1.431cm" svg:height="1.439cm" draw:z-index="6"><draw:image xlink:href="Pictures/10000001000003480000032055A04AFF.png" xlink:type="simple" xlink:show="embed" xlink:actuate="onLoad" draw:mime-type="image/png"/></draw:frame><draw:frame text:anchor-type="paragraph" draw:z-index="36" draw:name="p189 jump" draw:style-name="gr11" draw:text-style-name="P14" svg:width="1.571cm" svg:height="2.28cm" svg:x="-1.6cm" svg:y="0cm"><draw:text-box draw:corner-radius="0.199cm"><text:p text:style-name="P13"><text:span text:style-name="T2">Mapping unpack­ing</text:span></text:p><text:p><text:span text:style-name="T3"><text:a xlink:href="#0.0.0.Argument and Parameter Unpacking|outline" xlink:type="simple">179 ⮜</text:a></text:span></text:p></draw:text-box></draw:frame><text:span text:style-name="T35">In theory, it looks like we could have done the update using </text:span><text:span text:style-name="Inline_20_Code"><text:span text:style-name="T37">information.update(locals()),</text:span></text:span><text:span text:style-name="T35"> since all the variables we want to update are in the local scope. After all, we often use </text:span><text:span text:style-name="T36">mapping unpacking</text:span><text:span text:style-name="T35"> with </text:span><text:span text:style-name="Console"><text:span text:style-name="T37">locals()</text:span></text:span><text:span text:style-name="T35"> to pass arguments to </text:span><text:span text:style-name="Console"><text:span text:style-name="T37">str.format()</text:span></text:span><text:span text:style-name="T35">. In fact, using </text:span><text:span text:style-name="Console"><text:span text:style-name="T37">locals()</text:span></text:span><text:span text:style-name="T35"> to pass arguments to </text:span><text:span text:style-name="Console"><text:span text:style-name="T37">str.format()</text:span></text:span><text:span text:style-name="T35"> is generally safe because only the </text:span><text:span text:style-name="T36">keys</text:span><text:span text:style-name="T35"> named in the format string are used, with any others harmlessly ignored. But this is not the case for updating a </text:span><text:span text:style-name="T36">dictionary</text:span><text:span text:style-name="T35">. If we use </text:span><text:span text:style-name="Console"><text:span text:style-name="T37">locals()</text:span></text:span><text:span text:style-name="T35"> to update a </text:span><text:span text:style-name="T36">dictionary</text:span><text:span text:style-name="T35">, it will update the </text:span><text:span text:style-name="T36">dictionary</text:span><text:span text:style-name="T35"> with everything in the local scope—including the </text:span><text:span text:style-name="T36">dictionary</text:span><text:span text:style-name="T35"> itself—not just the variables we are interested in. So using </text:span><text:span text:style-name="Console"><text:span text:style-name="T37">locals()</text:span></text:span><text:span text:style-name="T35"> to populate or update a </text:span><text:span text:style-name="T36">dictionary</text:span><text:span text:style-name="T35"> is usually a bad idea.</text:span></text:p>
      <text:p text:style-name="P3"><text:soft-page-break/>This function has no explicit return value (so it returns <text:span text:style-name="Console">None</text:span>). It may also be terminated if a <text:span text:style-name="T1">CancelledError</text:span> exception is raised, in which case the exception is passed up the call stack to <text:span text:style-name="Console">main()</text:span> and handled there.</text:p>
      <text:p text:style-name="P3">We will look at the <text:span text:style-name="Console">make_html_skeleton()</text:span> function in two parts.</text:p>
      <text:p text:style-name="P8">def make_html_skeleton(year, name, title, description,</text:p>
      <text:p text:style-name="P8"><text:s text:c="23"/>keywords, stylesheet, filename):</text:p>
      <text:p text:style-name="P8"><text:tab/>copyright = COPYRIGHT TEMPLATE. format(year, xml. Sax.</text:p>
      <text:p text:style-name="P8"><text:tab/> <text:s text:c="33"/>saxutils.escape(name))</text:p>
      <text:p text:style-name="P8"><text:tab/>title = xml.<text:span text:style-name="T13">sax</text:span>.saxutils.escape(title)</text:p>
      <text:p text:style-name="P8"><text:tab/>description = xml.<text:span text:style-name="T13">sax</text:span>.saxutils.escape(description)</text:p>
      <text:p text:style-name="P8"><text:tab/>keywords = ",".join([xml.<text:span text:style-name="T13">sax</text:span>.saxutils.escape(k)</text:p>
      <text:p text:style-name="P8"><text:tab/> <text:s text:c="16"/>for k in keywords]) if keywords else ""</text:p>
      <text:p text:style-name="P8"><text:tab/>stylesheet = (STYLESHEET_TEMPLATE.format(stylesheet)</text:p>
      <text:p text:style-name="P8"><text:tab/> <text:s text:c="33"/>if stylesheet else "")</text:p>
      <text:p text:style-name="P8"><text:tab/>html = <text:span text:style-name="T5">HTML</text:span>_TEMPLATE.format(**locals())</text:p>
      <text:p text:style-name="P25"><draw:frame text:anchor-type="paragraph" draw:z-index="37" draw:name="p190 jump 1" draw:style-name="gr12" draw:text-style-name="P14" svg:width="1.571cm" svg:height="1.856cm" svg:x="-1.6cm" svg:y="0cm"><draw:text-box draw:corner-radius="0.199cm"><text:p text:style-name="P13"><text:span text:style-name="T2">str.­format()</text:span></text:p><text:p><text:span text:style-name="T3"><text:a xlink:href="#0.0.0.String Formatting with the str.format() Method|outline" xlink:type="simple">80 ⮜</text:a></text:span></text:p></draw:text-box></draw:frame>To get the <text:span text:style-name="Console">copyright</text:span> text we call <text:span text:style-name="Console">str.format()</text:span> on the <text:span text:style-name="T1">COPYRIGHT_TEMPLATE</text:span>, supplying the year and name (suitably <text:span text:style-name="T13">html</text:span>-escaped) as positional arguments to replace <text:span text:style-name="Console">{0}</text:span> and <text:span text:style-name="Console">{1}</text:span>. For the <text:span text:style-name="Console">title</text:span> and <text:span text:style-name="Console">description</text:span> we produce <text:span text:style-name="T13">html‑</text:span>escaped copies of their texts.</text:p>
      <text:p text:style-name="P25">For the <text:span text:style-name="T13">html</text:span> keywords we have two cases to deal with, and we distinguish them using a conditional expression. If no keywords have been entered, we set the <text:span text:style-name="Console">keywords</text:span> string to be empty. Otherwise, we use a <text:span text:style-name="T1">list comprehension</text:span> to iterate over all the <text:span text:style-name="Console">keywords</text:span> to produce a new list of strings, with each one being <text:span text:style-name="T13">html</text:span>-escaped. This list is then joined into a single string with a comma separating each item using <text:span text:style-name="Console">str.join()</text:span>.</text:p>
      <text:p text:style-name="P25">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5"><draw:frame text:anchor-type="paragraph" draw:z-index="40" draw:name="p190 jump 2" draw:style-name="gr13" draw:text-style-name="P30" svg:width="1.571cm" svg:height="3.818cm" svg:x="-1.6cm" svg:y="0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e <text:span text:style-name="Console">html</text:span> text is created from the <text:span text:style-name="T39">HTML</text:span><text:span text:style-name="T1">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1">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0"><text:tab/>fh = None</text:p>
      <text:p text:style-name="P68"><text:tab/>try:</text:p>
      <text:p text:style-name="P68"><text:tab/><text:tab/>fh = open(filename, "w", encoding="utf8")</text:p>
      <text:p text:style-name="P68"><text:tab/><text:tab/>fh.write(html)</text:p>
      <text:p text:style-name="P68"><text:tab/>except EnvironmentError as err:</text:p>
      <text:p text:style-name="P68"><text:tab/><text:tab/>print("ERROR", err)</text:p>
      <text:p text:style-name="P68"><text:tab/>else:</text:p>
      <text:p text:style-name="P68"><text:tab/><text:tab/>print("Saved skeleton", filename)</text:p>
      <text:p text:style-name="P68"><text:tab/>finally:</text:p>
      <text:p text:style-name="P68"><text:tab/><text:tab/>if fh is not None:</text:p>
      <text:p text:style-name="P68"><text:tab/><text:tab/><text:tab/>fh.close()</text:p>
      <text:p text:style-name="P3"><text:soft-page-break/>Once the <text:span text:style-name="T13">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8">def get_string(message, name="string", default=None,</text:p>
      <text:p text:style-name="P8"><text:s text:c="15"/>minimum_length=0, maximum_length=80):</text:p>
      <text:p text:style-name="P8"><text:tab/>message += ": " if default is None else " [{0}]:</text:p>
      <text:p text:style-name="P8"><text:tab/> <text:s text:c="10"/>".format(default)</text:p>
      <text:p text:style-name="P8"><text:tab/>while True:</text:p>
      <text:p text:style-name="P8"><text:tab/><text:tab/>try:</text:p>
      <text:p text:style-name="P8"><text:tab/><text:tab/><text:tab/>line = input(message)</text:p>
      <text:p text:style-name="P8"><text:tab/><text:tab/><text:tab/>if not line:</text:p>
      <text:p text:style-name="P8"><text:tab/><text:tab/><text:tab/><text:tab/>if default is not None:</text:p>
      <text:p text:style-name="P8"><text:tab/><text:tab/><text:tab/><text:tab/><text:tab/>return default</text:p>
      <text:p text:style-name="P8"><text:tab/><text:tab/><text:tab/><text:tab/>if minimum_length == 0:</text:p>
      <text:p text:style-name="P8"><text:tab/><text:tab/><text:tab/><text:tab/><text:tab/>return ""</text:p>
      <text:p text:style-name="P8"><text:tab/><text:tab/><text:tab/><text:tab/>else:</text:p>
      <text:p text:style-name="P8"><text:tab/><text:tab/><text:tab/><text:tab/><text:tab/>raise ValueError("{0} may not be</text:p>
      <text:p text:style-name="P8"><text:tab/><text:tab/><text:tab/><text:tab/><text:tab/> <text:s text:c="13"/>empty".format(name))</text:p>
      <text:p text:style-name="P8"><text:tab/><text:tab/><text:tab/>if not (minimum_length &lt;= len(line) &lt;=</text:p>
      <text:p text:style-name="P8"><text:tab/><text:tab/><text:tab/> <text:s text:c="7"/>maximum_length):</text:p>
      <text:p text:style-name="P8"><text:tab/><text:tab/><text:tab/><text:tab/>raise ValueError("{name} must have at</text:p>
      <text:p text:style-name="P8"><text:tab/><text:tab/><text:tab/><text:tab/> <text:s text:c="2"/>least " "{minimum_length} and at most</text:p>
      <text:p text:style-name="P8"><text:tab/><text:tab/><text:tab/><text:tab/> <text:s text:c="2"/>" "{maximum_length} characters".</text:p>
      <text:p text:style-name="P8"><text:tab/><text:tab/><text:tab/><text:tab/> <text:s text:c="2"/>format(**locals()))</text:p>
      <text:p text:style-name="P8"><text:tab/><text:tab/><text:tab/>return line</text:p>
      <text:p text:style-name="P8"><text:tab/><text:tab/>except ValueError as err:</text:p>
      <text:p text:style-name="P9"><text:tab/><text:tab/><text:tab/>print("ERROR", err)</text:p>
      <text:p text:style-name="P3"><draw:frame text:anchor-type="paragraph" draw:z-index="38" draw:name="p191 jump" draw:style-name="gr14" draw:text-style-name="P30" svg:width="1.571cm" svg:height="3.818cm" svg:x="-1.6cm" svg:y="1.12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1">mapping unpacking</text:span> on the mapping returned by <text:span text:style-name="Console">locals()</text:span> to do this for us.</text:p>
      <text:p text:style-name="P3">The user could also break out of the loop, and indeed out of the entire program, by typing <text:span text:style-name="Console">Ctrl+C</text:span>—this would cause a <text:span text:style-name="T1">KeyboardInterrupt</text:span> exception to be raised, and since this is not handled by any of the program’s exception handlers, would cause the program to terminate and print a traceback. Should we leave such a “<text:span text:style-name="T1">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3">Notice that this function is not specific to the <text:span text:style-name="Filename">make_html_skeleton.py</text:span> program—it could be reused in many interactive programs of this type. Such reuse could be achieved by copying and pasting, but that would lead to maintenance <text:soft-page-break/>headaches—in the next chapter we will see how to create custom modules with functionality that can be shared across any number of programs.</text:p>
      <text:p text:style-name="P8">def get_integer(message, name="integer", default=None,</text:p>
      <text:p text:style-name="P8"><text:s text:c="19"/>minimum=0, maximum=100, allow_zero=True):</text:p>
      <text:p text:style-name="P8">…</text:p>
      <text:p text:style-name="P3">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3">The last statement in the program is simply a call to <text:span text:style-name="Console">main()</text:span>. Overall the program is slightly more than 150 lines and shows several features of the Python language introduced in this chapter and the previous ones.</text:p>
      <text:h text:style-name="P4" text:outline-level="2"><draw:frame draw:style-name="fr2" draw:name="f04-05-h2" text:anchor-type="paragraph" svg:y="-0.25cm" svg:width="1.401cm" draw:z-index="48"><draw:text-box fo:min-height="0.741cm"><text:p text:style-name="P5">|||</text:p></draw:text-box></draw:frame>Summary</text:h>
      <text:p text:style-name="P3">This chapter covered the complete syntax for all of Python’s control structures. It also showed how to raise and catch exceptions, and how to create custom exception types.</text:p>
      <text:p text:style-name="P3">Most of the chapter was devoted to <text:span text:style-name="T1">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1">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3">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3"><text:span text:style-name="T1">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3"><text:soft-page-break/>The chapter also covered the use of the <text:span text:style-name="T1">assert</text:span> statement. This statement is very useful for specifying the preconditions and postconditions that we expect to be true on every use of a function, and can be a real aid to robust programming and bug hunting.</text:p>
      <text:p text:style-name="P3">In this chapter we covered all the fundamentals of creating functions, but many other techniques are available to us. These include creating <text:span text:style-name="T1">dynamic functions</text:span> (creating functions at runtime, possibly with implementations that differ depending on circumstances), covered in Chapter 5 [123 ➤]; <text:span text:style-name="T1">local</text:span> (nested) functions, covered in Chapter 7 [123 ➤]; and <text:span text:style-name="T1">recursive</text:span> functions, <text:span text:style-name="T1">generator</text:span> functions, and so on, covered in Chapter 8 [123 ➤].</text:p>
      <text:p text:style-name="P3">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1">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4" text:outline-level="2"><draw:frame draw:style-name="fr2" draw:name="f04-06-h2" text:anchor-type="paragraph" svg:y="-0.25cm" svg:width="1.401cm" draw:z-index="49"><draw:text-box fo:min-height="0.741cm"><text:p text:style-name="P5">|||</text:p></draw:text-box></draw:frame>Exercise</text:h>
      <text:p text:style-name="P3">Write an interactive program that maintains lists of strings in files.</text:p>
      <text:p text:style-name="P3">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3">If an existing file was specified its items should be read. If the file is empty, or if a new file was specified, the program should show a message, “<text:span text:style-name="T1">no items are in the list</text:span>”.</text:p>
      <text:p text:style-name="P3">If there are no items, two options should be offered: “<text:span text:style-name="T1">Add</text:span>” and “<text:span text:style-name="T1">Quit</text:span>”. Once the list has one or more items, the list should be shown with each item numbered from <text:span text:style-name="Console">1</text:span>, and the options offered should be “<text:span text:style-name="T1">Add</text:span>”, “<text:span text:style-name="T1">Delete</text:span>”, “<text:span text:style-name="T1">Save</text:span>” (unless already saved), and “<text:span text:style-name="T1">Quit</text:span>”. If the user chooses “<text:span text:style-name="T1">Quit</text:span>” and there are unsaved changes they should be given the chance to save. Here is a transcript of a session with the program (with most blank lines removed, and without the “<text:span text:style-name="T1">List Keeper</text:span>” title shown above the list each time):</text:p>
      <text:p text:style-name="P9"><text:soft-page-break/>Choose filename: movies</text:p>
      <text:p text:style-name="P56"/>
      <text:p text:style-name="P56">-- no items are in the list –-</text:p>
      <text:p text:style-name="P56">[A]dd [Q]uit [a]: a</text:p>
      <text:p text:style-name="P56">Add item: Love Actually</text:p>
      <text:p text:style-name="P56"/>
      <text:p text:style-name="P56">1: Love Actually</text:p>
      <text:p text:style-name="P56">[A]dd [D]elete [S]ave [Q]uit [a]: a</text:p>
      <text:p text:style-name="P56">Add item: About a Boy</text:p>
      <text:p text:style-name="P56"/>
      <text:p text:style-name="P56">1: About a Boy</text:p>
      <text:p text:style-name="P56">2: Love Actually</text:p>
      <text:p text:style-name="P56">[A]dd [D]elete [S]ave [Q]uit [a]:</text:p>
      <text:p text:style-name="P56">Add item: Alien</text:p>
      <text:p text:style-name="P56"/>
      <text:p text:style-name="P56">1: About a Boy</text:p>
      <text:p text:style-name="P56">2: Alien</text:p>
      <text:p text:style-name="P56">3: Love Actually</text:p>
      <text:p text:style-name="P56">[A]dd [D]elete [S]ave [Q]uit [a]: k</text:p>
      <text:p text:style-name="P56">ERROR: invalid choice--enter one of 'AaDdSsQq'</text:p>
      <text:p text:style-name="P56">Press Enter to continue…</text:p>
      <text:p text:style-name="P56">[A]dd [D]elete [S]ave [Q]uit [a]: d</text:p>
      <text:p text:style-name="P56">Delete item number (or 0 to cancel): 2</text:p>
      <text:p text:style-name="P56"/>
      <text:p text:style-name="P56">1: About a Boy</text:p>
      <text:p text:style-name="P56">2: Love Actually</text:p>
      <text:p text:style-name="P56">[A]dd [D]elete [S]ave [Q]uit [a]: s</text:p>
      <text:p text:style-name="P56">Saved 2 items to movies.lst</text:p>
      <text:p text:style-name="P56">Press Enter to continue…</text:p>
      <text:p text:style-name="P56"/>
      <text:p text:style-name="P56">1: About a Boy</text:p>
      <text:p text:style-name="P56">2: Love Actually</text:p>
      <text:p text:style-name="P56">[A]dd [D]elete [Q]uit [a]:</text:p>
      <text:p text:style-name="P56">Add item: Four Weddings and a Funeral</text:p>
      <text:p text:style-name="P56"/>
      <text:p text:style-name="P56">1: About a Boy</text:p>
      <text:p text:style-name="P56">2: Four Weddings and a Funeral</text:p>
      <text:p text:style-name="P56">3: Love Actually</text:p>
      <text:p text:style-name="P56">[A]dd [D]elete [S]ave [Q]uit [a]: q</text:p>
      <text:p text:style-name="P56">Save unsaved changes (y/n) [y]:</text:p>
      <text:p text:style-name="P9">Saved 3 items to movies.lst</text:p>
      <text:p text:style-name="P3">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3">When printing the list or the filenames, print the item numbers using a field width of 1 if there are less than ten items, of 2 if there are less than 100 items, and of 3 otherwise.</text:p>
      <text:p text:style-name="P3">Keep the items in case-insensitive alphabetical order, and keep track of whether the list is “<text:span text:style-name="T1">dirty</text:span>” (has unsaved changes). Offer the “<text:span text:style-name="T1">Save</text:span>” option only if the list is dirty and ask the user whether they want to save unsaved changes <text:soft-page-break/>when they quit only if the list is dirty. Adding or deleting an item will make the list dirty; saving the list will make it clean again.</text:p>
      <text:p text:style-name="P3">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style:font-name="FreeSerif"/>
    </style:style>
    <style:style style:name="MT5" style:family="text">
      <style:text-properties fo:color="#0a2746" loext:opacity="100%" style:font-name="DejaVu Serif1" fo:font-size="12pt" style:font-name-complex="DejaVu Serif1" style:font-size-complex="12pt"/>
    </style:style>
    <style:style style:name="MT6" style:family="text">
      <style:text-properties fo:color="#0a2746" loext:opacity="100%" style:font-name="DejaVu Serif1" fo:font-style="italic" style:font-style-asian="italic" style:font-style-complex="italic"/>
    </style:style>
    <style:style style:name="MT7" style:family="text">
      <style:text-properties fo:font-variant="small-caps" fo:color="#0a2746" loext:opacity="100%" style:font-name="DejaVu Serif1" fo:font-size="12pt" style:font-name-complex="DejaVu Serif1" style:font-size-complex="12pt"/>
    </style:style>
    <style:style style:name="MT8"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ample: make_html_skeleton.py</text:chapter><text:tab/><text:page-number text:select-page="current">31</text:page-number></text:p>
      </style:header>
      <style:header-left>
        <text:p text:style-name="MP2"><text:page-number text:select-page="current">30</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reating and Running Python </text:span><text:span text:style-name="MT3">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6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4"><text:chapter text:display="number" text:outline-level="4">4</text:chapter></text:span></text:span></text:p></draw:text-box></draw:frame><draw:frame text:anchor-type="paragraph" draw:z-index="8" draw:name="c04 summary" draw:style-name="Mgr2" draw:text-style-name="MP18"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29"><text:span text:style-name="MT2"><text:tab/></text:span></text:p><text:p text:style-name="MP17"><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7"><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29"><text:span text:style-name="MT2"><text:tab/></text:span></text:p><text:p text:style-name="MP17"><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29"><text:span text:style-name="MT2"><text:tab/></text:span></text:p><text:p text:style-name="MP17"><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7"><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6"><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6T11:00:33.645795613</dc:date>
    <meta:editing-duration>PT6H7M</meta:editing-duration>
    <meta:editing-cycles>20</meta:editing-cycles>
    <meta:generator>LibreOffice/24.8.3.2$Linux_X86_64 LibreOffice_project/48a6bac9e7e268aeb4c3483fcf825c94556d9f92</meta:generator>
    <meta:document-statistic meta:table-count="2" meta:image-count="9" meta:object-count="0" meta:page-count="35" meta:paragraph-count="753" meta:word-count="12014" meta:character-count="73068" meta:non-whitespace-character-count="61027"/>
  </office:meta>
</office:document-meta>
</file>